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First">
      <style:text-properties fo:font-weight="normal" style:font-weight-asian="normal" style:font-weight-complex="normal"/>
    </style:style>
    <style:style style:name="P2" style:family="paragraph" style:parent-style-name="Body_20_Text">
      <style:text-properties fo:font-weight="normal" style:font-weight-asian="normal" style:font-weight-complex="normal"/>
    </style:style>
    <style:style style:name="P3" style:family="paragraph" style:parent-style-name="Body_20_Text">
      <style:text-properties fo:font-weight="normal" fo:background-color="#ff0000" style:font-weight-asian="normal" style:font-weight-complex="normal"/>
    </style:style>
    <style:style style:name="P4" style:family="paragraph" style:parent-style-name="Code">
      <style:text-properties fo:font-style="normal" style:font-style-asian="normal" style:font-style-complex="normal"/>
    </style:style>
    <style:style style:name="P5" style:family="paragraph" style:parent-style-name="Code">
      <style:text-properties fo:font-weight="normal" style:font-weight-asian="normal" style:font-weight-complex="normal"/>
    </style:style>
    <style:style style:name="P6" style:family="paragraph" style:parent-style-name="Heading_20_1">
      <style:text-properties fo:font-weight="bold" style:font-weight-asian="bold" style:font-weight-complex="bold"/>
    </style:style>
    <style:style style:name="P7" style:family="paragraph" style:parent-style-name="Body_20_Text_20_Cont">
      <style:text-properties fo:font-weight="normal" style:font-weight-asian="normal" style:font-weight-complex="normal"/>
    </style:style>
    <style:style style:name="P8" style:family="paragraph" style:parent-style-name="Body_20_Text_20_Cont">
      <style:text-properties fo:font-weight="bold" style:font-weight-asian="bold" style:font-weight-complex="bold"/>
    </style:style>
    <style:style style:name="P9" style:family="paragraph" style:parent-style-name="Body_20_Text_20_Cont">
      <style:text-properties fo:font-style="normal" fo:font-weight="bold" style:font-style-asian="normal" style:font-weight-asian="bold" style:font-style-complex="normal" style:font-weight-complex="bold"/>
    </style:style>
    <style:style style:name="P10" style:family="paragraph" style:parent-style-name="Body_20_Text_20_Cont">
      <style:text-properties fo:font-style="normal" style:font-style-asian="normal" style:font-style-complex="normal"/>
    </style:style>
    <style:style style:name="P11" style:family="paragraph" style:parent-style-name="Code_20_First">
      <style:text-properties fo:font-style="normal" style:font-style-asian="normal" style:font-style-complex="normal"/>
    </style:style>
    <style:style style:name="P12" style:family="paragraph" style:parent-style-name="Code_20_First">
      <style:text-properties fo:font-weight="normal" style:font-weight-asian="normal" style:font-weight-complex="normal"/>
    </style:style>
    <style:style style:name="P13" style:family="paragraph" style:parent-style-name="Code_20_Caption">
      <style:text-properties fo:font-style="italic" style:font-style-asian="italic" style:font-style-complex="italic"/>
    </style:style>
    <style:style style:name="P14" style:family="paragraph" style:parent-style-name="Body_20_Text">
      <style:text-properties fo:font-style="normal" style:font-style-asian="normal" style:font-style-complex="normal"/>
    </style:style>
    <style:style style:name="P15" style:family="paragraph" style:parent-style-name="Body_20_Text">
      <style:text-properties fo:font-weight="normal" style:font-weight-asian="normal" style:font-weight-complex="normal"/>
    </style:style>
    <style:style style:name="P16" style:family="paragraph" style:parent-style-name="Code_20_Single">
      <style:text-properties fo:font-weight="normal" style:font-weight-asian="normal" style:font-weight-complex="normal"/>
    </style:style>
    <style:style style:name="P17" style:family="paragraph" style:parent-style-name="Code_20_Bold">
      <style:text-properties fo:font-weight="normal" style:font-weight-asian="normal" style:font-weight-complex="normal"/>
    </style:style>
    <style:style style:name="P18" style:family="paragraph" style:parent-style-name="Body_20_Text_20_First">
      <style:text-properties fo:font-weight="normal" style:font-weight-asian="normal" style:font-weight-complex="normal"/>
    </style:style>
    <style:style style:name="P19" style:family="paragraph" style:parent-style-name="Code_20_Last">
      <style:text-properties fo:font-style="normal" style:font-style-asian="normal" style:font-style-complex="normal"/>
    </style:style>
    <style:style style:name="P20" style:family="paragraph" style:parent-style-name="Code_20_Last">
      <style:text-properties fo:font-weight="normal" style:font-weight-asian="normal" style:font-weight-complex="normal"/>
    </style:style>
    <style:style style:name="P21" style:family="paragraph" style:parent-style-name="Body_20_Text">
      <style:paragraph-properties fo:margin-left="0in" fo:margin-right="0in" fo:line-height="0.1807in" fo:orphans="2" fo:widows="2" fo:text-indent="0.25in" style:auto-text-indent="false"/>
    </style:style>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Body_20_Text_20_First">
      <style:text-properties fo:font-weight="normal" style:font-weight-asian="normal" style:font-weight-complex="normal"/>
    </style:style>
    <style:style style:name="P26" style:family="paragraph" style:parent-style-name="Chapter_20_Number" style:master-page-name="Standard">
      <style:paragraph-properties style:page-number="auto"/>
    </style:style>
    <style:style style:name="P27" style:family="paragraph" style:parent-style-name="Bullet_20_First" style:list-style-name="L3"/>
    <style:style style:name="P28" style:family="paragraph" style:parent-style-name="Bullet_20_Last" style:list-style-name="L2"/>
    <style:style style:name="P29" style:family="paragraph" style:parent-style-name="Body_20_Text">
      <style:text-properties fo:font-weight="normal" style:font-weight-asian="normal" style:font-weight-complex="normal"/>
    </style:style>
    <style:style style:name="P30" style:family="paragraph" style:parent-style-name="Body_20_Text">
      <style:text-properties fo:font-weight="normal" fo:background-color="#ff0000" style:font-weight-asian="normal" style:font-weight-complex="normal"/>
    </style:style>
    <style:style style:name="T1" style:family="text"/>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US" fo:font-weight="normal" style:font-name-asian="Times New Roman" style:font-weight-asian="normal" style:font-name-complex="Times New Roman" style:language-complex="ar" style:country-complex="SA"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45819256">
          <text:insertion>
            <office:change-info>
              <dc:creator>Ray Lischner</dc:creator>
              <dc:date>2008-09-21T09:28:00</dc:date>
            </office:change-info>
          </text:insertion>
        </text:changed-region>
        <text:changed-region text:id="ct146561784">
          <text:deletion>
            <office:change-info>
              <dc:creator>Ray Lischner</dc:creator>
              <dc:date>2008-09-21T09:28:00</dc:date>
            </office:change-info>
            <text:p text:style-name="Body_20_Text_20_First">7</text:p>
          </text:deletion>
        </text:changed-region>
        <text:changed-region text:id="ct154570032">
          <text:insertion>
            <office:change-info>
              <dc:creator>Ray Lischner</dc:creator>
              <dc:date>2008-09-21T12:28:00</dc:date>
            </office:change-info>
          </text:insertion>
        </text:changed-region>
        <text:changed-region text:id="ct146747536">
          <text:insertion>
            <office:change-info>
              <dc:creator>Ray Lischner</dc:creator>
              <dc:date>2008-09-21T12:29:00</dc:date>
            </office:change-info>
          </text:insertion>
        </text:changed-region>
        <text:changed-region text:id="ct154433672">
          <text:insertion>
            <office:change-info>
              <dc:creator>Ray Lischner</dc:creator>
              <dc:date>2008-09-21T12:30:00</dc:date>
            </office:change-info>
          </text:insertion>
        </text:changed-region>
        <text:changed-region text:id="ct154459880">
          <text:insertion>
            <office:change-info>
              <dc:creator>Ray Lischner</dc:creator>
              <dc:date>2008-09-21T12:31:00</dc:date>
            </office:change-info>
          </text:insertion>
        </text:changed-region>
        <text:changed-region text:id="ct146561360">
          <text:insertion>
            <office:change-info>
              <dc:creator>Ray Lischner</dc:creator>
              <dc:date>2008-09-21T09:30:00</dc:date>
            </office:change-info>
          </text:insertion>
        </text:changed-region>
        <text:changed-region text:id="ct146583512">
          <text:deletion>
            <office:change-info>
              <dc:creator>Ray Lischner</dc:creator>
              <dc:date>2008-09-21T09:30:00</dc:date>
            </office:change-info>
            <text:p text:style-name="Body_20_Text_20_First">s</text:p>
          </text:deletion>
        </text:changed-region>
        <text:changed-region text:id="ct145644800">
          <text:insertion>
            <office:change-info>
              <dc:creator>Matthew Moodie</dc:creator>
              <dc:date>2008-09-12T14:38:00</dc:date>
            </office:change-info>
          </text:insertion>
        </text:changed-region>
        <text:changed-region text:id="ct145954376">
          <text:deletion>
            <office:change-info>
              <dc:creator>Matthew Moodie</dc:creator>
              <dc:date>2008-09-12T14:38:00</dc:date>
            </office:change-info>
            <text:p text:style-name="Standard"><text:span text:style-name="Code_20_Inline">;</text:span></text:p>
          </text:deletion>
        </text:changed-region>
        <text:changed-region text:id="ct145896792">
          <text:deletion>
            <office:change-info>
              <dc:creator>Matthew Moodie</dc:creator>
              <dc:date>2008-09-12T14:38:00</dc:date>
            </office:change-info>
            <text:p text:style-name="Standard">;</text:p>
          </text:deletion>
        </text:changed-region>
        <text:changed-region text:id="ct146150184">
          <text:deletion>
            <office:change-info>
              <dc:creator>Matthew Moodie</dc:creator>
              <dc:date>2008-09-12T14:38:00</dc:date>
            </office:change-info>
            <text:p text:style-name="Standard">.</text:p>
          </text:deletion>
        </text:changed-region>
        <text:changed-region text:id="ct145954624">
          <text:insertion>
            <office:change-info>
              <dc:creator>Matthew Moodie</dc:creator>
              <dc:date>2008-09-12T14:40:00</dc:date>
            </office:change-info>
          </text:insertion>
        </text:changed-region>
        <text:changed-region text:id="ct146801080">
          <text:insertion>
            <office:change-info>
              <dc:creator>Ray Lischner</dc:creator>
              <dc:date>2008-09-21T09:34:00</dc:date>
            </office:change-info>
          </text:insertion>
        </text:changed-region>
        <text:changed-region text:id="ct145896888">
          <text:deletion>
            <office:change-info>
              <dc:creator>Matthew Moodie</dc:creator>
              <dc:date>2008-09-12T15:36:00</dc:date>
            </office:change-info>
            <text:p text:style-name="Body_20_Text_20_First"><text:span text:style-name="T2">.</text:span></text:p>
          </text:deletion>
        </text:changed-region>
        <text:changed-region text:id="ct145873528">
          <text:insertion>
            <office:change-info>
              <dc:creator>Matthew Moodie</dc:creator>
              <dc:date>2008-09-12T15:36:00</dc:date>
            </office:change-info>
          </text:insertion>
        </text:changed-region>
        <text:changed-region text:id="ct145418528">
          <text:deletion>
            <office:change-info>
              <dc:creator>Matthew Moodie</dc:creator>
              <dc:date>2008-09-12T15:36:00</dc:date>
            </office:change-info>
            <text:p text:style-name="Body_20_Text_20_First"><text:span text:style-name="T2">W</text:span></text:p>
          </text:deletion>
        </text:changed-region>
        <text:changed-region text:id="ct145840112">
          <text:insertion>
            <office:change-info>
              <dc:creator>Matthew Moodie</dc:creator>
              <dc:date>2008-09-12T15:36:00</dc:date>
            </office:change-info>
          </text:insertion>
        </text:changed-region>
        <text:changed-region text:id="ct146744904">
          <text:insertion>
            <office:change-info>
              <dc:creator>Ray Lischner</dc:creator>
              <dc:date>2008-09-21T09:34:00</dc:date>
            </office:change-info>
          </text:insertion>
        </text:changed-region>
        <text:changed-region text:id="ct146799928">
          <text:insertion>
            <office:change-info>
              <dc:creator>Ray Lischner</dc:creator>
              <dc:date>2008-09-21T09:35:00</dc:date>
            </office:change-info>
          </text:insertion>
        </text:changed-region>
        <text:changed-region text:id="ct145046784">
          <text:insertion>
            <office:change-info>
              <dc:creator>Ray Lischner</dc:creator>
              <dc:date>2008-09-21T09:43:00</dc:date>
            </office:change-info>
          </text:insertion>
        </text:changed-region>
        <text:changed-region text:id="ct145484112">
          <text:insertion>
            <office:change-info>
              <dc:creator>Ray Lischner</dc:creator>
              <dc:date>2008-09-21T09:48:00</dc:date>
            </office:change-info>
          </text:insertion>
        </text:changed-region>
        <text:changed-region text:id="ct146856680">
          <text:insertion>
            <office:change-info>
              <dc:creator>Ray Lischner</dc:creator>
              <dc:date>2008-09-21T09:46:00</dc:date>
            </office:change-info>
          </text:insertion>
        </text:changed-region>
        <text:changed-region text:id="ct146621424">
          <text:insertion>
            <office:change-info>
              <dc:creator>Ray Lischner</dc:creator>
              <dc:date>2008-09-21T09:47:00</dc:date>
            </office:change-info>
          </text:insertion>
        </text:changed-region>
        <text:changed-region text:id="ct145481360">
          <text:insertion>
            <office:change-info>
              <dc:creator>Ray Lischner</dc:creator>
              <dc:date>2008-09-21T09:48:00</dc:date>
            </office:change-info>
          </text:insertion>
        </text:changed-region>
        <text:changed-region text:id="ct-1406011232">
          <text:insertion>
            <office:change-info>
              <dc:creator>Ray Lischner</dc:creator>
              <dc:date>2008-09-21T09:49:00</dc:date>
            </office:change-info>
          </text:insertion>
        </text:changed-region>
        <text:changed-region text:id="ct146740368">
          <text:insertion>
            <office:change-info>
              <dc:creator>Ray Lischner</dc:creator>
              <dc:date>2008-09-21T09:50:00</dc:date>
            </office:change-info>
          </text:insertion>
        </text:changed-region>
        <text:changed-region text:id="ct-1406095336">
          <text:insertion>
            <office:change-info>
              <dc:creator>Ray Lischner</dc:creator>
              <dc:date>2008-09-21T09:50:00</dc:date>
            </office:change-info>
          </text:insertion>
        </text:changed-region>
        <text:changed-region text:id="ct147044184">
          <text:insertion>
            <office:change-info>
              <dc:creator>Ray Lischner</dc:creator>
              <dc:date>2008-09-21T09:51:00</dc:date>
            </office:change-info>
          </text:insertion>
        </text:changed-region>
        <text:changed-region text:id="ct146828960">
          <text:insertion>
            <office:change-info>
              <dc:creator>Ray Lischner</dc:creator>
              <dc:date>2008-09-21T09:51:00</dc:date>
            </office:change-info>
          </text:insertion>
        </text:changed-region>
        <text:changed-region text:id="ct145485984">
          <text:deletion>
            <office:change-info>
              <dc:creator>Ray Lischner</dc:creator>
              <dc:date>2008-09-21T09:51:00</dc:date>
            </office:change-info>
            <text:p text:style-name="Bullet_20_First"><text:span text:style-name="T2">y address</text:span></text:p>
          </text:deletion>
        </text:changed-region>
        <text:changed-region text:id="ct146809224">
          <text:insertion>
            <office:change-info>
              <dc:creator>Ray Lischner</dc:creator>
              <dc:date>2008-09-21T09:51:00</dc:date>
            </office:change-info>
          </text:insertion>
        </text:changed-region>
        <text:changed-region text:id="ct145485872">
          <text:deletion>
            <office:change-info>
              <dc:creator>Ray Lischner</dc:creator>
              <dc:date>2008-09-21T09:52:00</dc:date>
            </office:change-info>
            <text:p text:style-name="Bullet_20_First"><text:span text:style-name="T2">have only an rvalue address, not an lvalue pointer, and so it might </text:span></text:p>
          </text:deletion>
        </text:changed-region>
        <text:changed-region text:id="ct146943792">
          <text:deletion>
            <office:change-info>
              <dc:creator>Ray Lischner</dc:creator>
              <dc:date>2008-09-21T09:52:00</dc:date>
            </office:change-info>
            <text:p text:style-name="Bullet_20_Last"><text:span text:style-name="T2">pointer</text:span></text:p>
          </text:deletion>
        </text:changed-region>
        <text:changed-region text:id="ct146881360">
          <text:insertion>
            <office:change-info>
              <dc:creator>Ray Lischner</dc:creator>
              <dc:date>2008-09-21T09:52:00</dc:date>
            </office:change-info>
          </text:insertion>
        </text:changed-region>
        <text:changed-region text:id="ct146910312">
          <text:deletion>
            <office:change-info>
              <dc:creator>Ray Lischner</dc:creator>
              <dc:date>2008-09-21T09:52:00</dc:date>
            </office:change-info>
            <text:p text:style-name="Bullet_20_Last"><text:span text:style-name="T2">prov</text:span></text:p>
          </text:deletion>
        </text:changed-region>
        <text:changed-region text:id="ct146915696">
          <text:deletion>
            <office:change-info>
              <dc:creator>Ray Lischner</dc:creator>
              <dc:date>2008-09-21T09:52:00</dc:date>
            </office:change-info>
            <text:p text:style-name="Bullet_20_Last"><text:span text:style-name="T2">de</text:span></text:p>
          </text:deletion>
        </text:changed-region>
        <text:changed-region text:id="ct147087928">
          <text:deletion>
            <office:change-info>
              <dc:creator>Ray Lischner</dc:creator>
              <dc:date>2008-09-21T09:52:00</dc:date>
            </office:change-info>
            <text:p text:style-name="Bullet_20_Last"><text:span text:style-name="T2">value</text:span></text:p>
          </text:deletion>
        </text:changed-region>
        <text:changed-region text:id="ct145017464">
          <text:insertion>
            <office:change-info>
              <dc:creator>Ray Lischner</dc:creator>
              <dc:date>2008-09-21T09:52:00</dc:date>
            </office:change-info>
          </text:insertion>
        </text:changed-region>
        <text:changed-region text:id="ct146879368">
          <text:insertion>
            <office:change-info>
              <dc:creator>Ray Lischner</dc:creator>
              <dc:date>2008-09-21T09:52:00</dc:date>
            </office:change-info>
          </text:insertion>
        </text:changed-region>
        <text:changed-region text:id="ct146846536">
          <text:insertion>
            <office:change-info>
              <dc:creator>Ray Lischner</dc:creator>
              <dc:date>2008-09-21T09:53:00</dc:date>
            </office:change-info>
          </text:insertion>
        </text:changed-region>
        <text:changed-region text:id="ct146835600">
          <text:insertion>
            <office:change-info>
              <dc:creator>Ray Lischner</dc:creator>
              <dc:date>2008-09-21T09:56:00</dc:date>
            </office:change-info>
          </text:insertion>
        </text:changed-region>
        <text:changed-region text:id="ct147136176">
          <text:insertion>
            <office:change-info>
              <dc:creator>Ray Lischner</dc:creator>
              <dc:date>2008-09-21T09:56:00</dc:date>
            </office:change-info>
          </text:insertion>
        </text:changed-region>
        <text:changed-region text:id="ct145783640">
          <text:insertion>
            <office:change-info>
              <dc:creator>Matthew Moodie</dc:creator>
              <dc:date>2008-09-12T15:40:00</dc:date>
            </office:change-info>
          </text:insertion>
        </text:changed-region>
        <text:changed-region text:id="ct145640080">
          <text:deletion>
            <office:change-info>
              <dc:creator>Matthew Moodie</dc:creator>
              <dc:date>2008-09-12T15:40:00</dc:date>
            </office:change-info>
            <text:p text:style-name="Body_20_Text">not </text:p>
          </text:deletion>
        </text:changed-region>
        <text:changed-region text:id="ct145640464">
          <text:deletion>
            <office:change-info>
              <dc:creator>Matthew Moodie</dc:creator>
              <dc:date>2008-09-12T15:40:00</dc:date>
            </office:change-info>
            <text:p text:style-name="Body_20_Text">at all </text:p>
          </text:deletion>
        </text:changed-region>
        <text:changed-region text:id="ct146156064">
          <text:insertion>
            <office:change-info>
              <dc:creator>Matthew Moodie</dc:creator>
              <dc:date>2008-09-12T15:40:00</dc:date>
            </office:change-info>
          </text:insertion>
        </text:changed-region>
        <text:changed-region text:id="ct154951152">
          <text:deletion>
            <office:change-info>
              <dc:creator>Ray Lischner</dc:creator>
              <dc:date>2008-09-21T12:18:00</dc:date>
            </office:change-info>
            <text:p text:style-name="Body_20_Text"><text:span text:style-name="T3"><text:s/>but this is not an algorithms book</text:span></text:p>
          </text:deletion>
        </text:changed-region>
        <text:changed-region text:id="ct145117272">
          <text:insertion>
            <office:change-info>
              <dc:creator>Matthew Moodie</dc:creator>
              <dc:date>2008-09-12T15:44:00</dc:date>
            </office:change-info>
          </text:insertion>
        </text:changed-region>
        <text:changed-region text:id="ct154951424">
          <text:insertion>
            <office:change-info>
              <dc:creator>Ray Lischner</dc:creator>
              <dc:date>2008-09-21T12:18:00</dc:date>
            </office:change-info>
          </text:insertion>
        </text:changed-region>
        <text:changed-region text:id="ct152420192">
          <text:deletion>
            <office:change-info>
              <dc:creator>Ray Lischner</dc:creator>
              <dc:date>2008-09-21T12:18:00</dc:date>
            </office:change-info>
            <text:p text:style-name="P1">7</text:p>
          </text:deletion>
        </text:changed-region>
        <text:changed-region text:id="ct141354912">
          <text:insertion>
            <office:change-info>
              <dc:creator>Ray Lischner</dc:creator>
              <dc:date>2008-09-21T12:19:00</dc:date>
            </office:change-info>
          </text:insertion>
        </text:changed-region>
        <text:changed-region text:id="ct145416128">
          <text:insertion>
            <office:change-info>
              <dc:creator>Matthew Moodie</dc:creator>
              <dc:date>2008-09-12T15:48:00</dc:date>
            </office:change-info>
          </text:insertion>
        </text:changed-region>
        <text:changed-region text:id="ct145779232">
          <text:insertion>
            <office:change-info>
              <dc:creator>Matthew Moodie</dc:creator>
              <dc:date>2008-09-12T15:49:00</dc:date>
            </office:change-info>
          </text:insertion>
        </text:changed-region>
        <text:changed-region text:id="ct146166088">
          <text:format-change>
            <office:change-info>
              <dc:creator>Matthew Moodie</dc:creator>
              <dc:date>2008-09-12T15:50:00</dc:date>
            </office:change-info>
          </text:format-change>
        </text:changed-region>
        <text:changed-region text:id="ct145500648">
          <text:deletion>
            <office:change-info>
              <dc:creator>Ray Lischner</dc:creator>
              <dc:date>2008-09-21T12:23:00</dc:date>
            </office:change-info>
            <text:p text:style-name="P2">writ</text:p>
          </text:deletion>
        </text:changed-region>
        <text:changed-region text:id="ct146917048">
          <text:insertion>
            <office:change-info>
              <dc:creator>Ray Lischner</dc:creator>
              <dc:date>2008-09-21T12:23:00</dc:date>
            </office:change-info>
          </text:insertion>
        </text:changed-region>
        <text:changed-region text:id="ct154644888">
          <text:insertion>
            <office:change-info>
              <dc:creator>Ray Lischner</dc:creator>
              <dc:date>2008-09-21T12:27:00</dc:date>
            </office:change-info>
          </text:insertion>
        </text:changed-region>
        <text:changed-region text:id="ct146218120">
          <text:insertion>
            <office:change-info>
              <dc:creator>Matthew Moodie</dc:creator>
              <dc:date>2008-09-12T16:17:00</dc:date>
            </office:change-info>
          </text:insertion>
        </text:changed-region>
        <text:changed-region text:id="ct154483384">
          <text:deletion>
            <office:change-info>
              <dc:creator>Ray Lischner</dc:creator>
              <dc:date>2008-09-21T12:31:00</dc:date>
            </office:change-info>
            <text:p text:style-name="P2"/>
            <text:p text:style-name="P3">I am a little concerned in that at this stage you have introduced dynamic resource handling via raw pointers. This is so fraught with problems that no real C++ code should do it that way, at least not outside the strict safety of being encapsulated in a class. I would like to see an explicit up front warning that dynamic resources should not be handled with raw pointers outside a class which will look after ownership and lifetime issues.</text:p>
            <text:p text:style-name="P3"/>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xploration <text:variable-set text:name="chapter" office:value-type="float" office:value="57" style:data-style-name="N0">57</text:variable-set></text:p>
      <text:p text:style-name="Chapter_20_Title">Dynamic Memory</text:p>
      <text:p text:style-name="Body_20_Text_20_First">Declaring pointers is all well and good, but real programs need to do more. The next step is to learn how to create new objects on-the-fly, at runtime. Your program takes full control over the lifetime of these objects, destroying the objects only when the program is done using them. This exploration tells how to allocate and free memory dynamically, and it continues to develop the <text:span text:style-name="Code_20_Inline">artifact</text:span> and related classes from Exploration 5<text:change-start text:change-id="ct145819256"/>6<text:change-end text:change-id="ct145819256"/><text:change text:change-id="ct146561784"/>.<text:change-start text:change-id="ct154570032"/></text:p>
      <text:p text:style-name="Body_20_Text">I want to w<text:change-end text:change-id="ct154570032"/><text:change-start text:change-id="ct146747536"/>arn you however, not to run off immediately and start using dynamic memory in your programs. We still have several more explorations to go, each one building on its predecessors. <text:change-end text:change-id="ct146747536"/><text:change-start text:change-id="ct154433672"/>You need the full picture, which will include safer ways to managing<text:change-end text:change-id="ct154433672"/><text:change-start text:change-id="ct154459880"/> pointers and dynamic memory.<text:change-end text:change-id="ct154459880"/></text:p>
      <text:p text:style-name="Heading_20_1">Allocating Memory</text:p>
      <text:p text:style-name="Body_20_Text_20_First">A <text:span text:style-name="Code_20_Inline">new</text:span> expression allocates memory for a new object, calls a constructor to initialize that object, and returns the address of the newly allocated and constructed object. The syntax is the <text:span text:style-name="Code_20_Inline">new</text:span> keyword followed by the base type, followed by an optional initializer in parentheses:</text:p>
      <text:p text:style-name="Code_20_First">int *pointer(<text:span text:style-name="T7">new int(42)</text:span>);</text:p>
      <text:p text:style-name="Code">std::cout &lt;&lt; *pointer &lt;&lt; '\n'; // prints 42</text:p>
      <text:p text:style-name="Code_20_Last">*pointer = 10; <text:s text:c="16"/>// changes the int to 10</text:p>
      <text:p text:style-name="Body_20_Text_20_Cont">The <text:span text:style-name="Code_20_Inline">new</text:span> expression returns the address of an lvalue. The type of the lvalue is the type you provide after the <text:span text:style-name="Code_20_Inline">new</text:span> keyword. If the initializer is a set of empty parentheses, the newly allocated object is zero-initialized (see Exploration 31), so all members are initialized to known, zero values. If you omit the parentheses entirely, the new object is default-initialized, which means objects of built-in type are left uninitialized. This is usually a bad thing, so I recommend providing an initializer with all <text:span text:style-name="Code_20_Inline">new</text:span> expressions:</text:p>
      <text:p text:style-name="Code_20_First">int *good(new int()); // *good == 0</text:p>
      <text:p text:style-name="Code_20_Last">int *bad(new int); <text:s text:c="3"/>// undefined behavior if you read *bad</text:p>
      <text:p text:style-name="Body_20_Text_20_Cont">As with any other initializer, if you are initializing a class-type object, and the constructor takes multiple arguments, separate the arguments with commas:</text:p>
      <text:p text:style-name="Code_20_Single">rational* piptr(new rational(355, 113));</text:p>
      <text:p text:style-name="Body_20_Text_20_Cont">If the C++ environment runs out of memory and cannot fulfill a new request, it throws the <text:span text:style-name="Code_20_Inline">std::bad_alloc</text:span> exception (declared in <text:span text:style-name="Code_20_Inline">&lt;new&gt;</text:span>).</text:p>
      <text:p text:style-name="Body_20_Text">Once allocated and initialized, a dynamically-allocated object lives until you get rid of it with a <text:span text:style-name="Code_20_Inline">delete</text:span> expression (as covered in the next section).</text:p>
      <text:p text:style-name="Heading_20_1"><text:soft-page-break/>Freeing Memory</text:p>
      <text:p text:style-name="Body_20_Text_20_First">When your program no longer needs an object that it had allocated with a <text:span text:style-name="Code_20_Inline">new</text:span> expression, it <text:change-start text:change-id="ct146561360"/>must <text:change-end text:change-id="ct146561360"/>free<text:change text:change-id="ct146583512"/> <text:change-start text:change-id="ct145644800"/><office:annotation><dc:creator>Matthew Moodie</dc:creator><dc:date>2008-09-12T00:00:00</dc:date><text:p>“...it must free...”? Below you say that a common mistake is not to delete the objects before the program terminates, which implies we must delte them.</text:p><text:p>Okay</text:p></office:annotation><text:change-end text:change-id="ct145644800"/>that object with a <text:span text:style-name="Code_20_Inline">delete</text:span> expression. The syntax is the <text:span text:style-name="Code_20_Inline">delete</text:span> keyword followed by a pointer to the object you want to delete:</text:p>
      <text:p text:style-name="Code_20_First">int *tmp(new int(42));</text:p>
      <text:p text:style-name="Code">// use *tmp </text:p>
      <text:p text:style-name="Code_20_Last_20_Bold">delete tmp;</text:p>
      <text:p text:style-name="Body_20_Text_20_Cont">After you delete an object, all pointers to it become invalid. It is your responsibility to ensure you never dereference, copy, or otherwise use these pointers. The only thing you can do with a pointer variable after you delete its object is to assign a new value to the variable<office:annotation><dc:creator>RL</dc:creator><dc:date>2008-01-14T00:00:00</dc:date><text:p>However it is vital to remember that this assignment will only affect the actual pointer and not any copies lying around.</text:p><text:p>In general copying a pointer that owns an object is likely to lead to problems.</text:p><text:p/><text:p>Yes. I added a caution later in the chapter.</text:p></office:annotation>.</text:p>
      <text:p text:style-name="Body_20_Text">Dynamic objects are more difficult to work with than other objects because they impose a greater burden on you, the programmer, to manage their lifetimes. Almost any mistake results in undefined behavior. A few of the most common mistakes are:</text:p>
      <text:list text:style-name="L1">
        <text:list-item>
          <text:p text:style-name="P22">using a pointer after a <text:span text:style-name="Code_20_Inline">delete</text:span><text:change text:change-id="ct145954376"/></text:p>
        </text:list-item>
        <text:list-item>
          <text:p text:style-name="P22">invoking <text:span text:style-name="Code_20_Inline">delete</text:span> more than once on the same object<text:change text:change-id="ct145896792"/></text:p>
        </text:list-item>
        <text:list-item>
          <text:p text:style-name="P22">failing to <text:span text:style-name="Code_20_Inline">delete</text:span> an object before the program terminates<text:change text:change-id="ct146150184"/><text:change-start text:change-id="ct145954624"/><office:annotation><dc:creator>Matthew Moodie</dc:creator><dc:date>2008-09-12T00:00:00</dc:date><text:p>Here's where you imply delete should always be used.</text:p><text:p/><text:p>Okay</text:p></office:annotation></text:p>
        </text:list-item>
      </text:list>
      <text:p text:style-name="Body_20_Text_20_Cont">Most programmers are familiar with segmentation faults, access violations, and the like. These are the most benign of the actual behavior you might encounter if you fail to follow these<text:change-end text:change-id="ct145954624"/> rules.</text:p>
      <text:p text:style-name="Body_20_Text">It sure would be nice to be able to test whether a pointer is valid before dereferencing it. Too bad you can’t. The only way to ensure that your program never dereferences an invalid pointer or tries to otherwise misuse a pointer is to be very, very careful when you write programs that use pointers and dynamic memory. That’s why I waited until late in the book to introduce these topics.</text:p>
      <text:p text:style-name="Body_20_Text">Fortunately, C++ offers one tool to help you: a special pointer value that you can assign to any pointer variable to represent a “pointer to nothing.” You cannot dereference a pointer to nothing, but you can copy and assign these pointers, and most important, compare a pointer variable with the “pointer to nothing” value. In other words, when your program deletes an object, it <text:change-start text:change-id="ct146801080"/>should <text:change-end text:change-id="ct146801080"/>assign a “pointer to nothing” value to the pointer variable<office:annotation><dc:creator>FWG</dc:creator><dc:date>2008-01-14T00:00:00</dc:date><text:p>I do not think this sentence says what you intend. Indeed the sentence is confusing. I think it should be repleced with one that advocates setting deleted pointers to 'pointer to nothing'</text:p><text:p/></office:annotation>. By ensuring that every pointer variable stores a valid pointer or a “pointer to nothing,” you <text:span text:style-name="T8">can</text:span><text:span text:style-name="T2"> safely test whether a pointer is valid before dereferencing it. </text:span></text:p>
      <text:p text:style-name="Heading_20_1">Pointer to Nothing</text:p>
      <text:p text:style-name="Body_20_Text_20_First">A “pointer to nothing” is called a <text:span text:style-name="T8">null pointer</text:span><text:change text:change-id="ct145896888"/><text:span text:style-name="T2"> </text:span><text:change-start text:change-id="ct145873528"/><text:span text:style-name="T2">and you </text:span><text:change-end text:change-id="ct145873528"/><text:change text:change-id="ct145418528"/><text:change-start text:change-id="ct145840112"/><text:span text:style-name="T2">w</text:span><text:change-end text:change-id="ct145840112"/><text:span text:style-name="T2">rite a null pointer as </text:span><text:span text:style-name="Code_20_Inline"><text:span text:style-name="T2">0</text:span></text:span><text:span text:style-name="T2">. Use a null pointer constant to initialize a pointer variable, as the source of an assignment, or as a function argument:</text:span></text:p>
      <text:p text:style-name="P11">int* ptr(0);</text:p>
      <text:p text:style-name="P4">ptr = 0;</text:p>
      <text:p text:style-name="Body_20_Text_20_Cont"><text:span text:style-name="T2">Note that the compiler treats the integer expression </text:span><text:span text:style-name="Code_20_Inline"><text:span text:style-name="T2">0</text:span></text:span><text:span text:style-name="T2"> specially. You cannot assign any </text:span><text:span text:style-name="Code_20_Inline"><text:span text:style-name="T2">int</text:span></text:span><text:span text:style-name="T2">-type expression to a pointer. Only an integer constant is permitted, and only the value of zero is permitted. Don’t be fooled by the zero value, however. The language representation of a null pointer </text:span><text:span text:style-name="T8">constant</text:span><text:span text:style-name="T2"> has nothing to do with the actual bits stored in a null pointer </text:span><text:span text:style-name="T8">value</text:span><text:span text:style-name="T2">. In some implementations, a null pointer value might have all zero bits; in another implementation, it might have all one bits.</text:span><text:change-start text:change-id="ct146744904"/></text:p>
      <text:p text:style-name="SB_20_Head"><text:soft-page-break/><text:span text:style-name="T2">A </text:span><text:change-end text:change-id="ct146744904"/><text:change-start text:change-id="ct146799928"/><text:span text:style-name="T2">Keyword for Null Pointers</text:span></text:p>
      <text:p text:style-name="SB_20_Body_20_First"><text:span text:style-name="T2">The next revision to the C++ language standard adds a keyword to represent null pointers: </text:span><text:span text:style-name="Code_20_Inline"><text:span text:style-name="T2">nullptr</text:span></text:span><text:span text:style-name="T2">.</text:span><text:change-end text:change-id="ct146799928"/><text:change-start text:change-id="ct145046784"/><text:span text:style-name="T2"> If you are using a compiler that supports </text:span><text:span text:style-name="Code_20_Inline"><text:span text:style-name="T2">nullptr</text:span></text:span><text:span text:style-name="T2">, you should prefer </text:span><text:span text:style-name="Code_20_Inline"><text:span text:style-name="T2">nullptr</text:span></text:span><text:span text:style-name="T2"> to </text:span><text:span text:style-name="Code_20_Inline"><text:span text:style-name="T2">0</text:span></text:span><text:change-end text:change-id="ct145046784"/><text:change-start text:change-id="ct145484112"/><text:span text:style-name="T2">:</text:span></text:p>
      <text:p text:style-name="SB_20_Code_20_First"><text:span text:style-name="T2">int* ptr(nullptr);</text:span></text:p>
      <text:p text:style-name="SB_20_Code_20_Last"><text:span text:style-name="T2">ptr = nullptr;</text:span></text:p>
      <text:p text:style-name="SB_20_Body_20_First"><text:change-end text:change-id="ct145484112"/><text:change-start text:change-id="ct146856680"/><text:span text:style-name="T2">The use of </text:span><text:span text:style-name="Code_20_Inline"><text:span text:style-name="T2">0</text:span></text:span><text:span text:style-name="T2"> for null pointers has </text:span><text:change-end text:change-id="ct146856680"/><text:change-start text:change-id="ct146621424"/><text:span text:style-name="T2">caused much confusion among C++ programmers</text:span><text:change-end text:change-id="ct146621424"/><text:change-start text:change-id="ct145481360"/><text:span text:style-name="T2">, and I look forward to the day when </text:span><text:change-end text:change-id="ct145481360"/><text:change-start text:change-id="ct-1406011232"/><text:span text:style-name="T2">C++ programmers across the world toss aside their confusing </text:span><text:span text:style-name="Code_20_Inline"><text:span text:style-name="T2">0</text:span></text:span><text:span text:style-name="T2">’s and embrace the glorious future of </text:span><text:span text:style-name="Code_20_Inline"><text:span text:style-name="T2">nullptr</text:span></text:span><text:span text:style-name="T2"> </text:span><text:change-end text:change-id="ct-1406011232"/><text:change-start text:change-id="ct146740368"/><text:span text:style-name="T2">clarity.</text:span><text:change-end text:change-id="ct146740368"/></text:p>
      <text:p text:style-name="P14">You have one guarantee with null pointers: whatever value the C++ environment uses for null pointers, no real object will ever have that value as its address. Thus, you can assign a null pointer to a variable after you delete it<text:change-start text:change-id="ct-1406095336"/> as a way to mark the pointer object as no lon<text:change-end text:change-id="ct-1406095336"/><text:change-start text:change-id="ct147044184"/>ger pointing to anything<text:change-end text:change-id="ct147044184"/>:</text:p>
      <text:p text:style-name="P11">int* ptr(new int(42));</text:p>
      <text:p text:style-name="P4">delete ptr;</text:p>
      <text:p text:style-name="P19">ptr = 0;</text:p>
      <text:p text:style-name="P10">A good programming practice is to ensure that no pointer variable ever retains an invalid value. Assigning a null pointer to a pointer variable is one way to accomplish this.</text:p>
      <text:p text:style-name="Body_20_Text"><text:span text:style-name="T2">A frequent question among newcomers to C++ is why the compiler does not generate code that automatically assigns a null pointer as part of the </text:span><text:span text:style-name="Code_20_Inline"><text:span text:style-name="T2">delete</text:span></text:span><text:span text:style-name="T2"> expression’s actions. There are two key reasons:</text:span></text:p>
      <text:list text:style-name="L3">
        <text:list-item>
          <text:p text:style-name="P27"><text:span text:style-name="T2">The </text:span><text:span text:style-name="Code_20_Inline"><text:span text:style-name="T2">delete</text:span></text:span><text:span text:style-name="T2"> expression takes an</text:span><text:change-start text:change-id="ct146828960"/><text:span text:style-name="T2"> rvalue</text:span><text:change-end text:change-id="ct146828960"/><text:change text:change-id="ct145485984"/><text:span text:style-name="T2"> as an argument, not necessarily a </text:span><text:change-start text:change-id="ct146809224"/><text:span text:style-name="T2">modifiable </text:span><text:change-end text:change-id="ct146809224"/><text:span text:style-name="T2">pointer. Thus, it might </text:span><text:change text:change-id="ct145485872"/><text:span text:style-name="T2">not have anything to modify</text:span><text:span text:style-name="T2"><office:annotation><dc:creator>FWG</dc:creator><dc:date>2008-01-14T00:00:00</dc:date><text:p>Much stronger, the delete expression takes an rvalue and has no way to know the address of the pointer that the rvlaue was extracted from.</text:p><text:p/></office:annotation></text:span><text:span text:style-name="T2">.</text:span></text:p>
        </text:list-item>
      </text:list>
      <text:list text:style-name="L2">
        <text:list-item>
          <text:p text:style-name="P28"><text:span text:style-name="T2">A program might have multiple pointers that all store the same address. Deleting the object invalidates all of these pointers. The </text:span><text:span text:style-name="Code_20_Inline"><text:span text:style-name="T2">delete </text:span></text:span><text:span text:style-name="T2">expression cannot modify all of these pointers because it doesn’t know about them. It knows only about the one </text:span><text:change text:change-id="ct146943792"/><text:change-start text:change-id="ct146881360"/><text:span text:style-name="T2">address</text:span><text:change-end text:change-id="ct146881360"/><text:span text:style-name="T2"> that </text:span><text:change text:change-id="ct146910312"/><text:span text:style-name="T2">i</text:span><text:change text:change-id="ct146915696"/><text:span text:style-name="T2">s the </text:span><text:change text:change-id="ct147087928"/><text:change-start text:change-id="ct145017464"/><text:span text:style-name="T2">argument</text:span><text:change-end text:change-id="ct145017464"/><text:span text:style-name="T2"> to the </text:span><text:span text:style-name="Code_20_Inline"><text:span text:style-name="T2">delete</text:span></text:span><text:span text:style-name="T2"> expression. Thus, modifying the argument to </text:span><text:span text:style-name="Code_20_Inline"><text:span text:style-name="T2">delete</text:span></text:span><text:span text:style-name="T2"> does not solve this problem.</text:span><text:change-start text:change-id="ct146879368"/><text:span text:style-name="T2"> Minimize the extent of this problem by </text:span><text:change-end text:change-id="ct146879368"/><text:change-start text:change-id="ct146846536"/><text:span text:style-name="T2">not copying pointers</text:span><text:change-end text:change-id="ct146846536"/><text:change-start text:change-id="ct146835600"/><text:span text:style-name="T2">.</text:span><text:change-end text:change-id="ct146835600"/></text:p>
        </text:list-item>
      </text:list>
      <text:p text:style-name="Body_20_Text_20_Cont"><text:span text:style-name="T2">C++ has some of its own uses for null pointers. You can supply a null pointer value to the </text:span><text:span text:style-name="Code_20_Inline"><text:span text:style-name="T2">delete</text:span></text:span><text:span text:style-name="T2"> expression, and it safely ignores the delete request. If you wish, you can ask that the </text:span><text:span text:style-name="Code_20_Inline"><text:span text:style-name="T2">new</text:span></text:span><text:span text:style-name="T2"> expression return a null pointer instead of throwing an exception when it cannot allocate enough memory for the new object. </text:span>Just add <text:span text:style-name="Code_20_Inline">(std::nothrow)</text:span> after the <text:span text:style-name="Code_20_Inline">new</text:span> keyword, and be sure to check the pointer that <text:span text:style-name="Code_20_Inline">new</text:span> returns. The parentheses are required, and <text:span text:style-name="Code_20_Inline">std::nothrow</text:span> is declared in <text:span text:style-name="Code_20_Inline">&lt;new&gt;</text:span>.<office:annotation><dc:creator>RL</dc:creator><dc:date>2008-01-14T00:00:00</dc:date><text:p>And note that while new is a language feature and does not need the inclusion of the header &lt;new&gt;, (std::nothrow) is a libray feature and so it is necessary to #include &lt;new&gt;</text:p><text:p/><text:p>Okay</text:p></office:annotation></text:p>
      <text:p text:style-name="Code_20_First">int *pointer(<text:span text:style-name="T7">new (std::nothrow) int(42)</text:span>);</text:p>
      <text:p text:style-name="Code">if (pointer != 0)</text:p>
      <text:p text:style-name="Code_20_Last"><text:s text:c="2"/>// do something with pointer...</text:p>
      <text:p text:style-name="Body_20_Text_20_Cont"><text:change-start text:change-id="ct147136176"/>Most programs don’t need to <text:span text:style-name="Code_20_Inline">#include</text:span> <text:span text:style-name="Code_20_Inline">&lt;new&gt;</text:span>. You need that header only if you use <text:span text:style-name="Code_20_Inline">std::nothrow</text:span> or catch <text:span text:style-name="Code_20_Inline">std::bad_alloc</text:span>.</text:p>
      <text:p text:style-name="Body_20_Text"><text:change-end text:change-id="ct147136176"/>The <text:span text:style-name="Code_20_Inline">&lt;cstdlib&gt;</text:span> and <text:span text:style-name="Code_20_Inline">&lt;cstdio&gt;</text:span> headers declare the name <text:span text:style-name="Code_20_Inline">NULL</text:span>, which some programmers use as a null pointer constant. C programmers are accustomed to using <text:span text:style-name="Code_20_Inline">NULL</text:span> because it is the easiest way to write a C null pointer constant. In C++, however, the rules are different and <text:span text:style-name="Code_20_Inline">0</text:span> <text:soft-page-break/>is the easiest, clearest, best way to write a null pointer constant. I recommend <text:change-start text:change-id="ct145783640"/>you avoid <text:change-end text:change-id="ct145783640"/><text:change text:change-id="ct145640080"/>using <text:span text:style-name="Code_20_Inline">NULL</text:span> <text:change text:change-id="ct145640464"/>in <text:change-start text:change-id="ct146156064"/>your <text:change-end text:change-id="ct146156064"/>C++ programs.</text:p>
      <text:p text:style-name="Body_20_Text">If you define a pointer variable without initializing it, the variable’s initial value is garbage. This is bad. You are courting disaster. Don’t do it. If you don’t have a valid address to use as the pointer’s initial value, use a null pointer.</text:p>
      <text:p text:style-name="P6">Implementing Standard Containers</text:p>
      <text:p text:style-name="Body_20_Text_20_First"><text:span text:style-name="T3">Have you ever wondered how the standard containers actually work? If I were to ask you to implement, say, </text:span><text:span text:style-name="Code_20_Inline"><text:span text:style-name="T3">std::map</text:span></text:span><text:span text:style-name="T3"> or </text:span><text:span text:style-name="Code_20_Inline"><text:span text:style-name="T3">std::set</text:span></text:span><text:span text:style-name="T3">, could you do it? A full, high-quality implementation of any standard container is surprisingly difficult, but it isn’t hard to grasp the basic principles.</text:span></text:p>
      <text:p text:style-name="Body_20_Text"><text:span text:style-name="T3">The standard mandates logarithmic complexity for the associative containers. That is, lookups and insertion must have logarithmic performance, which pretty much forces a tree implementation. Most standard C++ libraries use red-black trees. A quick trip to the Internet will provide the algorithms, and even working code, to implement red-black trees,</text:span><text:change text:change-id="ct154951152"/><text:span text:style-name="T3">. The details of balancing the trees obscures the interesting use of pointers, so let’s pick a simpler container: </text:span><text:span text:style-name="Code_20_Inline"><text:span text:style-name="T3">list</text:span></text:span><text:span text:style-name="T3">.</text:span></text:p>
      <text:p text:style-name="Body_20_Text"><text:span text:style-name="T3">The </text:span><text:span text:style-name="Code_20_Inline"><text:span text:style-name="T3">list</text:span></text:span><text:span text:style-name="T3"> class template implements a common doubly-linked list. Start with the definition of the </text:span><text:span text:style-name="Code_20_Inline"><text:span text:style-name="T3">list</text:span></text:span><text:span text:style-name="T3"> class template itself, as shown in Listing </text:span><text:span text:style-name="T3"><text:variable-get text:name="chapter" office:value-type="float" style:data-style-name="N0">57</text:variable-get></text:span><text:span text:style-name="T3">-</text:span><text:span text:style-name="T3"><text:reference-ref text:reference-format="text" text:ref-name="set_defn_code">1</text:reference-ref></text:span><text:span text:style-name="T3">.</text:span></text:p>
      <text:p text:style-name="Code_20_Caption"><text:hidden-text text:condition="ooow:" text:string-value=".func" text:is-hidden="true"/><text:span text:style-name="T3">Listing </text:span><text:span text:style-name="T3"><text:variable-get text:name="chapter" office:value-type="float" style:data-style-name="N0">57</text:variable-get></text:span><text:span text:style-name="T3">-</text:span><text:reference-mark-start text:name="set_defn_code"/><text:span text:style-name="T3"><text:sequence text:ref-name="refText0" text:name="Text" text:formula="ooow:Text+1" style:num-format="1">1</text:sequence></text:span><text:reference-mark-end text:name="set_defn_code"/><text:span text:style-name="T3">. Defining the </text:span><text:span text:style-name="Code_20_Inline"><text:span text:style-name="T3">list</text:span></text:span><text:span text:style-name="T3"> class template</text:span></text:p>
      <text:p text:style-name="P12">template&lt;class T&gt;</text:p>
      <text:p text:style-name="P5">class list</text:p>
      <text:p text:style-name="P5">{</text:p>
      <text:p text:style-name="P5">public:</text:p>
      <text:p text:style-name="P5"><text:s text:c="3"/>list()</text:p>
      <text:p text:style-name="P5"><text:s text:c="2"/>: head_(0), tail_(0), size_(0)</text:p>
      <text:p text:style-name="P5"><text:s text:c="2"/>{}</text:p>
      <text:p text:style-name="P5"><text:s text:c="2"/>~list() { clear(); }</text:p>
      <text:p text:style-name="P5"/>
      <text:p text:style-name="P5"><text:s text:c="2"/>void clear(); <text:s text:c="4"/>///&lt; Erase all nodes in the list. Reset size to 0.</text:p>
      <text:p text:style-name="P5"><text:s text:c="2"/>void push_back(T const&amp; x); ///&lt; Add to tail.</text:p>
      <text:p text:style-name="P5"><text:s text:c="2"/>void pop_back(); <text:s text:c="11"/>///&lt; Erase from tail.</text:p>
      <text:p text:style-name="P5">private:</text:p>
      <text:p text:style-name="P5"><text:s text:c="2"/>class node</text:p>
      <text:p text:style-name="P5"><text:s text:c="2"/>{</text:p>
      <text:p text:style-name="P5"><text:s text:c="2"/>public:</text:p>
      <text:p text:style-name="P5"><text:s text:c="4"/>node(T const&amp; key)</text:p>
      <text:p text:style-name="P5"><text:s text:c="4"/>: next_(0), prev_(0), value_(key)</text:p>
      <text:p text:style-name="P5"><text:s text:c="4"/>{}</text:p>
      <text:p text:style-name="P5"><text:s text:c="4"/>node* next_;</text:p>
      <text:p text:style-name="P5"><text:s text:c="4"/>node* prev_;</text:p>
      <text:p text:style-name="P5"><text:s text:c="4"/>T <text:s text:c="4"/>value_;</text:p>
      <text:p text:style-name="P5"><text:s text:c="2"/>};</text:p>
      <text:p text:style-name="P5"/>
      <text:p text:style-name="P5"><text:s text:c="2"/>node* head_; <text:s text:c="6"/>///&lt; Start of the list</text:p>
      <text:p text:style-name="P5"><text:s text:c="2"/>node* tail_; <text:s text:c="6"/>///&lt; End of the list</text:p>
      <text:p text:style-name="Code"><text:s text:c="2"/>std::size_t size_; ///&lt; Number of nodes in the list</text:p>
      <text:p text:style-name="Code_20_Last">};</text:p>
      <text:p text:style-name="Body_20_Text_20_Cont"><text:soft-page-break/><text:span text:style-name="T3">A list has a number of </text:span><text:span text:style-name="Code_20_Inline"><text:span text:style-name="T3">insert</text:span></text:span><text:span text:style-name="T3"> and </text:span><text:span text:style-name="Code_20_Inline"><text:span text:style-name="T3">erase</text:span></text:span><text:span text:style-name="T3"> functions. For the sake of simplicity, this example implements only </text:span><text:span text:style-name="Code_20_Inline"><text:span text:style-name="T3">push_back</text:span></text:span><text:span text:style-name="T3"> and </text:span><text:span text:style-name="Code_20_Inline"><text:span text:style-name="T3">pop_back</text:span></text:span><text:span text:style-name="T3"> in Listing </text:span><text:span text:style-name="T3"><text:variable-get text:name="chapter" office:value-type="float" style:data-style-name="N0">57</text:variable-get></text:span><text:span text:style-name="T3">-</text:span><text:span text:style-name="T3"><text:reference-ref text:reference-format="text" text:ref-name="list_push_pop_back_code">2</text:reference-ref></text:span><text:span text:style-name="T3">.</text:span></text:p>
      <text:p text:style-name="Code_20_Caption"><text:hidden-text text:condition="ooow:" text:string-value=".func" text:is-hidden="true"/><text:span text:style-name="T3">Listing </text:span><text:span text:style-name="T3"><text:variable-get text:name="chapter" office:value-type="float" style:data-style-name="N0">57</text:variable-get></text:span><text:span text:style-name="T3">-</text:span><text:reference-mark-start text:name="list_push_pop_back_code"/><text:span text:style-name="T3"><text:sequence text:ref-name="refText1" text:name="Text" text:formula="ooow:Text+1" style:num-format="1">2</text:sequence></text:span><text:reference-mark-end text:name="list_push_pop_back_code"/><text:span text:style-name="T3">. Implementing </text:span><text:span text:style-name="Code_20_Inline"><text:span text:style-name="T3">list::push_back</text:span></text:span><text:span text:style-name="T3"> and </text:span><text:span text:style-name="Code_20_Inline"><text:span text:style-name="T3">list::pop_back</text:span></text:span></text:p>
      <text:p text:style-name="P12">template&lt;class T&gt;</text:p>
      <text:p text:style-name="P5">void list&lt;T&gt;::push_back(T const&amp; x)</text:p>
      <text:p text:style-name="P5">{</text:p>
      <text:p text:style-name="P17"><text:s text:c="4"/>node* n(new node(x));</text:p>
      <text:p text:style-name="P5"><text:s text:c="4"/>if (tail_ == 0)</text:p>
      <text:p text:style-name="P5"><text:s text:c="8"/>head_ = tail_ = n;</text:p>
      <text:p text:style-name="P5"><text:s text:c="4"/>else</text:p>
      <text:p text:style-name="P5"><text:s text:c="4"/>{</text:p>
      <text:p text:style-name="P5"><text:s text:c="8"/>n-&gt;prev_ = tail_;</text:p>
      <text:p text:style-name="P5"><text:s text:c="8"/>tail_-&gt;next = n;</text:p>
      <text:p text:style-name="P5"><text:s text:c="4"/>}</text:p>
      <text:p text:style-name="P5"><text:s text:c="4"/>++size_;</text:p>
      <text:p text:style-name="P5">}</text:p>
      <text:p text:style-name="P5"/>
      <text:p text:style-name="P5">template&lt;class T&gt;</text:p>
      <text:p text:style-name="P5">void list&lt;T&gt;::pop_back()</text:p>
      <text:p text:style-name="P5">{</text:p>
      <text:p text:style-name="P5"><text:s text:c="4"/>node* n(tail_);</text:p>
      <text:p text:style-name="P5"><text:s text:c="4"/>if (head_ == tail_)</text:p>
      <text:p text:style-name="P5"><text:s text:c="8"/>head_ = tail_ = 0;</text:p>
      <text:p text:style-name="P5"><text:s text:c="4"/>else</text:p>
      <text:p text:style-name="P5"><text:s text:c="4"/>{</text:p>
      <text:p text:style-name="P5"><text:s text:c="8"/>tail_ = tail_-&gt;prev_;</text:p>
      <text:p text:style-name="P5"><text:s text:c="8"/>tail_-&gt;next_ = 0;</text:p>
      <text:p text:style-name="P5"><text:s text:c="4"/>}</text:p>
      <text:p text:style-name="P5"><text:s text:c="4"/>--size_;</text:p>
      <text:p text:style-name="P17"><text:s text:c="4"/>delete n;</text:p>
      <text:p text:style-name="P20">}</text:p>
      <text:p text:style-name="Body_20_Text_20_Cont"><text:span text:style-name="T3">Notice how </text:span><text:span text:style-name="Code_20_Inline"><text:span text:style-name="T3">pop_back</text:span></text:span><text:span text:style-name="T3"> removes the node from the list, ensures the list is in a valid state, and then deletes the memory. Also notice how </text:span><text:span text:style-name="Code_20_Inline"><text:span text:style-name="T3">pop_back</text:span></text:span><text:span text:style-name="T3"> does not need to set </text:span><text:span text:style-name="Code_20_Inline"><text:span text:style-name="T3">n</text:span></text:span><text:span text:style-name="T3"> to a null pointer. Instead, the function simply returns, and it has no opportunity to refer to the address of the deleted memory. <text:s/>These two techniques are ways that help ensure your program handles dynamic memory correctly.</text:span></text:p>
      <text:p text:style-name="P6">Adding Variables</text:p>
      <text:p text:style-name="P1">Now return to the <text:change-start text:change-id="ct145117272"/>dependencies <text:change-end text:change-id="ct145117272"/>example that you started in Exploration 5<text:change-start text:change-id="ct154951424"/>6<text:change-end text:change-id="ct154951424"/><text:change text:change-id="ct152420192"/>. Let’s add a new feature: variables. If an input line contains only one string and the string contains an equal sign, it is a variable assignment. The variable name is to the left of the equal sign, and the value is to the right. In this over-simplified example, no spaces are allowed around the equal sign or in the variable’s value.</text:p>
      <text:p text:style-name="P2">An artifact can contain a variable reference, which is a dollar sign, followed by the variable name in parentheses. The variable’s value replaces the reference <text:change-start text:change-id="ct141354912"/>in <text:change-end text:change-id="ct141354912"/>its containing string. If a variable is not defined, automatically define it as an empty string.</text:p>
      <text:p text:style-name="P12"><text:hidden-text text:condition="ooow:" text:string-value=".txt" text:is-hidden="true"/>NUM=1</text:p>
      <text:p text:style-name="P5"><text:soft-page-break/>target$(NUM) source$(NUM)</text:p>
      <text:p text:style-name="P5">NUM=2</text:p>
      <text:p text:style-name="P5">target$(NUM) source$(NUM)</text:p>
      <text:p text:style-name="P5">source1 hdrX</text:p>
      <text:p text:style-name="P5">source2 hdrY</text:p>
      <text:p text:style-name="P5">all target1</text:p>
      <text:p text:style-name="P20">all target2</text:p>
      <text:p text:style-name="Body_20_Text_20_Cont"><text:span text:style-name="T3">The target </text:span><text:span text:style-name="Code_20_Inline"><text:span text:style-name="T3">all</text:span></text:span><text:span text:style-name="T3"> depends on </text:span><text:span text:style-name="Code_20_Inline"><text:span text:style-name="T3">target1</text:span></text:span><text:span text:style-name="T3"> and </text:span><text:span text:style-name="Code_20_Inline"><text:span text:style-name="T3">target2</text:span></text:span><text:span text:style-name="T3">. In turn, </text:span><text:span text:style-name="Code_20_Inline"><text:span text:style-name="T3">target1</text:span></text:span><text:span text:style-name="T3"> depends on </text:span><text:span text:style-name="Code_20_Inline"><text:span text:style-name="T3">source1</text:span></text:span><text:span text:style-name="T3"> and </text:span><text:span text:style-name="Code_20_Inline"><text:span text:style-name="T3">target2</text:span></text:span><text:span text:style-name="T3"> depends on </text:span><text:span text:style-name="Code_20_Inline"><text:span text:style-name="T3">source2</text:span></text:span><text:span text:style-name="T3">. Finally, </text:span><text:span text:style-name="Code_20_Inline"><text:span text:style-name="T3">source1</text:span></text:span><text:span text:style-name="T3"> depends on </text:span><text:span text:style-name="Code_20_Inline"><text:span text:style-name="T3">hdrX</text:span></text:span><text:span text:style-name="T3"> and </text:span><text:span text:style-name="Code_20_Inline"><text:span text:style-name="T3">source2</text:span></text:span><text:span text:style-name="T3"> depends on </text:span><text:span text:style-name="Code_20_Inline"><text:span text:style-name="T3">hdrY</text:span></text:span><text:span text:style-name="T3">.</text:span></text:p>
      <text:p text:style-name="Body_20_Text"><text:span text:style-name="T7">Add an </text:span><text:span text:style-name="Code_20_Inline"><text:span text:style-name="T7">expand</text:span></text:span><text:span text:style-name="T7"> function that takes a string, expands variables, and returns the result.</text:span><text:span text:style-name="T3"> What if the expansion of a variable contains further variable references? I suggest expanding all variables until no more remain to be expanded. The </text:span><text:span text:style-name="Code_20_Inline"><text:span text:style-name="T3">std::string</text:span></text:span><text:span text:style-name="T3"> class has a number of helpful member functions: the </text:span><text:span text:style-name="Code_20_Inline"><text:span text:style-name="T3">find()</text:span></text:span><text:span text:style-name="T3"> function searches for the first occurrence of a substring or a character and returns the index of the substring or the constant </text:span><text:span text:style-name="Code_20_Inline"><text:span text:style-name="T3">std::string::npos</text:span></text:span><text:span text:style-name="T3"> to mean “not found.” The index type is </text:span><text:span text:style-name="Code_20_Inline"><text:span text:style-name="T3">std::string::size_type</text:span></text:span><text:span text:style-name="T3">. Pass an optional second argument to specify the position where the search should begin:</text:span></text:p>
      <text:p text:style-name="P16">string::size_type pos(str.find('$', 4)); // start searching at index 4</text:p>
      <text:p text:style-name="Body_20_Text_20_Cont"><text:span text:style-name="T3">The </text:span><text:span text:style-name="Code_20_Inline"><text:span text:style-name="T3">substr()</text:span></text:span><text:span text:style-name="T3"> member function takes two arguments, a starting position and a length, and returns a substring. The second argument is optional; omit it to mean “the rest of the string.” The </text:span><text:span text:style-name="Code_20_Inline"><text:span text:style-name="T3">replace()</text:span></text:span><text:span text:style-name="T3"> function has several forms. It replaces a substring with a new string. Pass the starting index and length of the substring to replace, followed by the replacement string:</text:span></text:p>
      <text:p text:style-name="P16">str.replace(start, length, replacement);</text:p>
      <text:p text:style-name="Body_20_Text_20_Cont"><text:span text:style-name="T3">For now, use a global map to store variables. Call it </text:span><text:span text:style-name="Code_20_Inline"><text:span text:style-name="T3">variables</text:span></text:span><text:span text:style-name="T3">. See Listing </text:span><text:span text:style-name="T3"><text:variable-get text:name="chapter" office:value-type="float" style:data-style-name="N0">57</text:variable-get></text:span><text:span text:style-name="T3">-</text:span><text:span text:style-name="T3"><text:reference-ref text:reference-format="text" text:ref-name="expand_code">3</text:reference-ref></text:span><text:span text:style-name="T3"> for my implementation of the </text:span><text:span text:style-name="Code_20_Inline"><text:span text:style-name="T3">expand</text:span></text:span><text:span text:style-name="T3"> function.</text:span></text:p>
      <text:p text:style-name="Code_20_Caption"><text:hidden-text text:condition="ooow:" text:string-value=".func" text:is-hidden="true"/><text:span text:style-name="T3">Listing </text:span><text:span text:style-name="T3"><text:variable-get text:name="chapter" office:value-type="float" style:data-style-name="N0">57</text:variable-get></text:span><text:span text:style-name="T3">-</text:span><text:reference-mark-start text:name="expand_code"/><text:span text:style-name="T3"><text:sequence text:ref-name="refText2" text:name="Text" text:formula="ooow:Text+1" style:num-format="1">3</text:sequence></text:span><text:reference-mark-end text:name="expand_code"/><text:span text:style-name="T3">. Expanding variables</text:span></text:p>
      <text:p text:style-name="P12">std::map&lt;std::string, std::string&gt; variables;</text:p>
      <text:p text:style-name="P5"/>
      <text:p text:style-name="P5">std::string expand(std::string str)</text:p>
      <text:p text:style-name="P5">{</text:p>
      <text:p text:style-name="P5"><text:s text:c="3"/>std::string::size_type start(0); // start searching here</text:p>
      <text:p text:style-name="P5"><text:s text:c="3"/>while (true)</text:p>
      <text:p text:style-name="P5"><text:s text:c="3"/>{</text:p>
      <text:p text:style-name="P5"><text:s text:c="6"/>// Find a dollar sign.</text:p>
      <text:p text:style-name="P5"><text:s text:c="6"/>std::string::size_type pos(str.find('$', start));</text:p>
      <text:p text:style-name="P5"><text:s text:c="6"/>if (pos == std::string::npos)</text:p>
      <text:p text:style-name="P5"><text:s text:c="9"/>// No more dollar signs.</text:p>
      <text:p text:style-name="P5"><text:s text:c="9"/>return str;</text:p>
      <text:p text:style-name="P5"><text:s text:c="6"/>if (pos == str.size() - 1 or str[pos + 1] != '(')</text:p>
      <text:p text:style-name="P5"><text:s text:c="9"/>// Not a variable reference. Skip the dollar sign,</text:p>
      <text:p text:style-name="P5"><text:s text:c="9"/>// and keep searching.</text:p>
      <text:p text:style-name="P5"><text:s text:c="9"/>start = pos + 1;</text:p>
      <text:p text:style-name="P5"><text:s text:c="6"/>else</text:p>
      <text:p text:style-name="P5"><text:s text:c="6"/>{</text:p>
      <text:p text:style-name="P5"><text:s text:c="9"/>std::string::size_type end(str.find(')', pos));</text:p>
      <text:p text:style-name="P5"><text:s text:c="9"/>if (end == std::string::npos)</text:p>
      <text:p text:style-name="P5"><text:s text:c="12"/>// No closing parenthesis.</text:p>
      <text:p text:style-name="P5"><text:s text:c="12"/>return str;<text:line-break/></text:p>
      <text:p text:style-name="P5"><text:soft-page-break/><text:s text:c="9"/>// Get the variable name.</text:p>
      <text:p text:style-name="P5"><text:s text:c="9"/>std::string varname(str.substr(pos + 2, end - pos - 2));</text:p>
      <text:p text:style-name="P5"><text:s text:c="9"/>// Replace the entire variable reference.</text:p>
      <text:p text:style-name="P5"><text:s text:c="9"/>str.replace(pos, end - pos + 1, variables[varname]);</text:p>
      <text:p text:style-name="P5"><text:s text:c="9"/>// Scan the replacement text for more variables.</text:p>
      <text:p text:style-name="P5"><text:s text:c="9"/>start = pos;</text:p>
      <text:p text:style-name="P5"><text:s text:c="6"/>}</text:p>
      <text:p text:style-name="P5"><text:s text:c="3"/>}</text:p>
      <text:p text:style-name="P20">}</text:p>
      <text:p text:style-name="Body_20_Text_20_Cont"><text:span text:style-name="T7">Now modify the input function</text:span><text:span text:style-name="T3"> to recognize variable definitions, parse the definition, and store the variable and its value in the </text:span><text:span text:style-name="Code_20_Inline"><text:span text:style-name="T3">variables</text:span></text:span><text:span text:style-name="T3"> map. See Listing </text:span><text:span text:style-name="T3"><text:variable-get text:name="chapter" office:value-type="float" style:data-style-name="N0">57</text:variable-get></text:span><text:span text:style-name="T3">-</text:span><text:span text:style-name="T3"><text:reference-ref text:reference-format="text" text:ref-name="main_with_variables_code">4</text:reference-ref></text:span><text:span text:style-name="T3"> for how I rewrote the </text:span><text:span text:style-name="Code_20_Inline"><text:span text:style-name="T3">main</text:span></text:span><text:span text:style-name="T3"> function to parse variable definitions.</text:span></text:p>
      <text:p text:style-name="Code_20_Caption"><text:span text:style-name="T3">Listing </text:span><text:span text:style-name="T3"><text:variable-get text:name="chapter" office:value-type="float" style:data-style-name="N0">57</text:variable-get></text:span><text:span text:style-name="T3">-</text:span><text:reference-mark-start text:name="main_with_variables_code"/><text:span text:style-name="T3"><text:sequence text:ref-name="refText3" text:name="Text" text:formula="ooow:Text+1" style:num-format="1">4</text:sequence></text:span><text:reference-mark-end text:name="main_with_variables_code"/><text:span text:style-name="T3">. Parsing variable definitions</text:span></text:p>
      <text:p text:style-name="Code_20_Bold">void parse_graph(std::istream&amp; in, dependency_graph&amp; graph)</text:p>
      <text:p text:style-name="Code">{</text:p>
      <text:p text:style-name="Code"><text:s text:c="2"/>std::string line;</text:p>
      <text:p text:style-name="Code"><text:s text:c="2"/>while (std::getline(in, line))</text:p>
      <text:p text:style-name="Code"><text:s text:c="2"/>{</text:p>
      <text:p text:style-name="Code"><text:s text:c="4"/>std::string target_name, dependency_name;</text:p>
      <text:p text:style-name="Code"><text:s text:c="4"/>std::istringstream stream(line);</text:p>
      <text:p text:style-name="Code"><text:s text:c="4"/>if (stream &gt;&gt; target_name &gt;&gt; dependency_name)</text:p>
      <text:p text:style-name="Code"><text:s text:c="4"/>{</text:p>
      <text:p text:style-name="Code_20_Bold"><text:s text:c="6"/>artifact* target(lookup_artifact(expand(target_name)));</text:p>
      <text:p text:style-name="Code_20_Bold"><text:s text:c="6"/>artifact* dependency(lookup_artifact(expand(dependency_name)));</text:p>
      <text:p text:style-name="Code"><text:s text:c="6"/>graph.store_dependency(target, dependency);</text:p>
      <text:p text:style-name="Code"><text:s text:c="4"/>}</text:p>
      <text:p text:style-name="Code"><text:s text:c="4"/>else if (not target_name.empty())</text:p>
      <text:p text:style-name="Code"><text:s text:c="4"/>{</text:p>
      <text:p text:style-name="Code"><text:s text:c="6"/>std::string::size_type equal(target_name.find('='));</text:p>
      <text:p text:style-name="Code"><text:s text:c="6"/>if (equal == std::string::npos)</text:p>
      <text:p text:style-name="Code"><text:s text:c="8"/>// Input line has a target with no dependency,</text:p>
      <text:p text:style-name="Code"><text:s text:c="8"/>// so report an error.</text:p>
      <text:p text:style-name="Code"><text:s text:c="8"/>std::cerr &lt;&lt; "malformed input: target, " &lt;&lt; target_name &lt;&lt;</text:p>
      <text:p text:style-name="Code"><text:s text:c="21"/>", must be followed by a dependency name\n";</text:p>
      <text:p text:style-name="Code"><text:s text:c="6"/>else</text:p>
      <text:p text:style-name="Code"><text:s text:c="8"/>variables[target_name.substr(0, equal)] =</text:p>
      <text:p text:style-name="Code"><text:s text:c="42"/>target_name.substr(equal+1);</text:p>
      <text:p text:style-name="Code"><text:s text:c="4"/>}</text:p>
      <text:p text:style-name="Code"><text:s text:c="4"/>// else ignore blank lines</text:p>
      <text:p text:style-name="Code"><text:s text:c="2"/>}</text:p>
      <text:p text:style-name="Code">}</text:p>
      <text:p text:style-name="Code"/>
      <text:p text:style-name="Code">int main()</text:p>
      <text:p text:style-name="Code">{</text:p>
      <text:p text:style-name="Code"><text:s text:c="2"/>dependency_graph graph;</text:p>
      <text:p text:style-name="Code"/>
      <text:p text:style-name="Code"><text:s text:c="2"/>parse_graph(std::cin, graph);</text:p>
      <text:p text:style-name="Code"/>
      <text:p text:style-name="Code"><text:s text:c="2"/>try {</text:p>
      <text:p text:style-name="Code"><text:s text:c="4"/>// Get the sorted artifacts in reverse order.</text:p>
      <text:p text:style-name="Code"><text:s text:c="4"/>std::vector&lt;artifact*&gt; sorted;</text:p>
      <text:p text:style-name="Code"><text:soft-page-break/><text:s text:c="4"/>graph.sort(std::back_inserter(sorted));</text:p>
      <text:p text:style-name="Code"/>
      <text:p text:style-name="Code"><text:s text:c="4"/>// Then print the artifacts in the correct order.</text:p>
      <text:p text:style-name="Code"><text:s text:c="4"/>for (std::vector&lt;artifact*&gt;::reverse_iterator it(sorted.rbegin());</text:p>
      <text:p text:style-name="Code"><text:s text:c="9"/>it != sorted.rend();</text:p>
      <text:p text:style-name="Code"><text:s text:c="9"/>++it)</text:p>
      <text:p text:style-name="Code"><text:s text:c="4"/>{</text:p>
      <text:p text:style-name="Code"><text:s text:c="6"/>std::cout &lt;&lt; (*it)-&gt;name() &lt;&lt; '\n';</text:p>
      <text:p text:style-name="Code"><text:s text:c="4"/>}</text:p>
      <text:p text:style-name="Code"><text:s text:c="2"/>} catch (std::runtime_error const&amp; ex) {</text:p>
      <text:p text:style-name="Code"><text:s text:c="4"/>std::cerr &lt;&lt; ex.what() &lt;&lt; '\n';</text:p>
      <text:p text:style-name="Code"><text:s text:c="4"/>return EXIT_FAILURE;</text:p>
      <text:p text:style-name="Code"><text:s text:c="2"/>}</text:p>
      <text:p text:style-name="Code_20_Last">}</text:p>
      <text:p text:style-name="P7"><text:span text:style-name="T3">This seemed like a good time to factor the input to its own function, </text:span><text:span text:style-name="T7">parse_graph</text:span><text:span text:style-name="T3">. So far, the modifications have not used dynamic memory, at least not explicitly. (Do you think the </text:span><text:span text:style-name="Code_20_Inline"><text:span text:style-name="T3">std::string</text:span></text:span><text:span text:style-name="T3"> class uses dynamic memory in its implementation?) The next step is to permit per-target variables. That is, if the input starts with a target name, and instead of a dependency name, the second string is a variable definition, that definition applies only to that target:</text:span></text:p>
      <text:p text:style-name="P12"><text:hidden-text text:condition="ooow:" text:string-value=".txt" text:is-hidden="true"/>NUM=1</text:p>
      <text:p text:style-name="P5">target$(NUM) SRC=1</text:p>
      <text:p text:style-name="P5">target$(NUM) source$(SRC)</text:p>
      <text:p text:style-name="P5">target2 <text:s text:c="5"/>source$(NUM)</text:p>
      <text:p text:style-name="P20">target2 <text:s text:c="5"/>source$(SRC)</text:p>
      <text:p text:style-name="Body_20_Text_20_Cont"><text:span text:style-name="T3">The </text:span><text:span text:style-name="Code_20_Inline"><text:span text:style-name="T3">NUM</text:span></text:span><text:span text:style-name="T3"> variable is global, so </text:span><text:span text:style-name="Code_20_Inline"><text:span text:style-name="T3">target2</text:span></text:span><text:span text:style-name="T3"> depends on </text:span><text:span text:style-name="Code_20_Inline"><text:span text:style-name="T3">source1</text:span></text:span><text:span text:style-name="T3">. The </text:span><text:span text:style-name="Code_20_Inline"><text:span text:style-name="T3">SRC</text:span></text:span><text:span text:style-name="T3"> variable applies only to target1, so </text:span><text:span text:style-name="Code_20_Inline"><text:span text:style-name="T3">target1</text:span></text:span><text:span text:style-name="T3"> depends on </text:span><text:span text:style-name="Code_20_Inline"><text:span text:style-name="T3">source1</text:span></text:span><text:span text:style-name="T3">. On the other handle, </text:span><text:span text:style-name="Code_20_Inline"><text:span text:style-name="T3">target2</text:span></text:span><text:span text:style-name="T3"> depends on </text:span><text:span text:style-name="Code_20_Inline"><text:span text:style-name="T3">source</text:span></text:span><text:span text:style-name="T3">, not </text:span><text:span text:style-name="Code_20_Inline"><text:span text:style-name="T3">source2</text:span></text:span><text:span text:style-name="T3">, because </text:span><text:span text:style-name="Code_20_Inline"><text:span text:style-name="T3">target2</text:span></text:span><text:span text:style-name="T3"> does not have a </text:span><text:span text:style-name="Code_20_Inline"><text:span text:style-name="T3">SRC</text:span></text:span><text:span text:style-name="T3"> variable, and unknown variables expand to an empty string.</text:span></text:p>
      <text:p text:style-name="P2">One implementation is to add a map object to every artifact. Most artifacts do not have variables, however, so that can become wasteful. An alternative implementation uses dynamic memory and allocates a map only if a target has at least one variable. To look<text:change-start text:change-id="ct145416128"/> <text:change-end text:change-id="ct145416128"/>up a variable for a target, look only in the global map. To look<text:change-start text:change-id="ct145779232"/> <text:change-end text:change-id="ct145779232"/>up a variable for a dependency, first check the target’s map, then check the global map.</text:p>
      <text:p text:style-name="Body_20_Text"><text:span text:style-name="T3">As the program evolves, the difference between a target and a dependency grows. This is to be expected because in real life, they are quite different. Targets get actions, for example, so you can build them. You may well argue that now is a good time for refactoring, to create two derived classes: </text:span><text:span text:style-name="Code_20_Inline"><text:span text:style-name="T3">target</text:span></text:span><text:span text:style-name="T3"> and </text:span><text:span text:style-name="Code_20_Inline"><text:span text:style-name="T3">dependency</text:span></text:span><text:span text:style-name="T3">. Only the </text:span><text:span text:style-name="Code_20_Inline"><text:span text:style-name="T3">target</text:span></text:span><text:span text:style-name="T3"> class could have a map for variables. I grant you extra credit if you decide to undertake this refactoring now. To keep the solution simple, however, I will make the fewest modifications possible as we go along.</text:span></text:p>
      <text:p text:style-name="P21"><text:span text:style-name="T7">Start with the new artifact class. </text:span><text:span text:style-name="T3">In addition to the new map, add an </text:span><text:change-start text:change-id="ct146166088"/><text:span text:style-name="Code_20_Inline"><text:span text:style-name="T10">expand</text:span></text:span><text:change-end text:change-id="ct146166088"/><text:span text:style-name="T3"> member function, which hides the details of the two-level lookup. Compare your solution with mine in Listing </text:span><text:span text:style-name="T3"><text:variable-get text:name="chapter" office:value-type="float" style:data-style-name="N0">57</text:variable-get></text:span><text:span text:style-name="T3">-</text:span><text:span text:style-name="T3"><text:reference-ref text:reference-format="text" text:ref-name="artifact_with_variables_code">5</text:reference-ref></text:span><text:span text:style-name="T3">.</text:span></text:p>
      <text:p text:style-name="Code_20_Caption"><text:hidden-text text:condition="ooow:" text:string-value=".hpp" text:is-hidden="true"/><text:span text:style-name="T3">Listing </text:span><text:span text:style-name="T3"><text:variable-get text:name="chapter" office:value-type="float" style:data-style-name="N0">57</text:variable-get></text:span><text:span text:style-name="T3">-</text:span><text:reference-mark-start text:name="artifact_with_variables_code"/><text:span text:style-name="T3"><text:sequence text:ref-name="refText4" text:name="Text" text:formula="ooow:Text+1" style:num-format="1">5</text:sequence></text:span><text:reference-mark-end text:name="artifact_with_variables_code"/><text:span text:style-name="T3">. Adding variable storage and lookup to the </text:span><text:span text:style-name="Code_20_Inline"><text:span text:style-name="T3">artifact</text:span></text:span><text:span text:style-name="T3"> class</text:span></text:p>
      <text:p text:style-name="Code_20_First">#ifndef ARTIFACT_HPP_</text:p>
      <text:p text:style-name="Code">#define ARTIFACT_HPP_</text:p>
      <text:p text:style-name="Code"/>
      <text:p text:style-name="Code">#include &lt;ctime&gt;</text:p>
      <text:p text:style-name="Code">#include &lt;string&gt;</text:p>
      <text:p text:style-name="Code"><text:soft-page-break/></text:p>
      <text:p text:style-name="Code_20_Bold">#include "variables.hpp"</text:p>
      <text:p text:style-name="Code"/>
      <text:p text:style-name="Code">class artifact</text:p>
      <text:p text:style-name="Code">{</text:p>
      <text:p text:style-name="Code">public:</text:p>
      <text:p text:style-name="Code"><text:s text:c="2"/>artifact()</text:p>
      <text:p text:style-name="Code"><text:s text:c="2"/>: name_(), mod_time_(static_cast&lt;time_t&gt;(-1)), variables_(0)</text:p>
      <text:p text:style-name="Code"><text:s text:c="2"/>{}</text:p>
      <text:p text:style-name="Code"><text:s text:c="2"/>artifact(std::string const&amp; name)</text:p>
      <text:p text:style-name="Code_20_Bold"><text:s text:c="2"/>: name_(name), mod_time_(get_mod_time()), variables_(0)</text:p>
      <text:p text:style-name="Code"><text:s text:c="2"/>{}</text:p>
      <text:p text:style-name="Code_20_Bold"><text:s text:c="2"/>~artifact()</text:p>
      <text:p text:style-name="Code_20_Bold"><text:s text:c="2"/>{</text:p>
      <text:p text:style-name="Code_20_Bold"><text:s text:c="4"/>delete variables_;</text:p>
      <text:p text:style-name="Code_20_Bold"><text:s text:c="2"/>}</text:p>
      <text:p text:style-name="Code"/>
      <text:p text:style-name="Code"><text:s text:c="2"/>std::string const&amp; name() <text:s text:c="4"/>const { return name_; }</text:p>
      <text:p text:style-name="Code"><text:s text:c="2"/>std::time_t <text:s text:c="7"/>mod_time() const { return mod_time_; }</text:p>
      <text:p text:style-name="Code_20_Bold"><text:s text:c="2"/>std::string <text:s text:c="7"/>expand(std::string str) const</text:p>
      <text:p text:style-name="Code_20_Bold"><text:s text:c="2"/>{</text:p>
      <text:p text:style-name="Code_20_Bold"><text:s text:c="4"/>return ::expand(str, variables_);</text:p>
      <text:p text:style-name="Code_20_Bold"><text:s text:c="2"/>}</text:p>
      <text:p text:style-name="Code_20_Bold"/>
      <text:p text:style-name="Code"><text:s text:c="2"/>/// Build a target.</text:p>
      <text:p text:style-name="Code"><text:s text:c="2"/>/// After completing the actions (not yet implemented),</text:p>
      <text:p text:style-name="Code"><text:s text:c="2"/>/// update the modification time.</text:p>
      <text:p text:style-name="Code"><text:s text:c="2"/>void build();</text:p>
      <text:p text:style-name="Code"/>
      <text:p text:style-name="Code"><text:s text:c="2"/>/// Look up the modification time of the artifact.</text:p>
      <text:p text:style-name="Code"><text:s text:c="2"/>/// Return static_cast&lt;time_t&gt;(-1) if the artifact does not</text:p>
      <text:p text:style-name="Code"><text:s text:c="2"/>/// exist (and therefore must be built) or if the time cannot</text:p>
      <text:p text:style-name="Code"><text:s text:c="2"/>/// be obtained for any other reason.</text:p>
      <text:p text:style-name="Code"><text:s text:c="2"/>std::time_t get_mod_time()</text:p>
      <text:p text:style-name="Code"><text:s text:c="2"/>{</text:p>
      <text:p text:style-name="Code"><text:s text:c="4"/>// Real programs should get this information from the</text:p>
      <text:p text:style-name="Code"><text:s text:c="4"/>// operating system. This program returns the current time.</text:p>
      <text:p text:style-name="Code"><text:s text:c="4"/>return std::time(0);</text:p>
      <text:p text:style-name="Code"><text:s text:c="2"/>}</text:p>
      <text:p text:style-name="Code"/>
      <text:p text:style-name="Code_20_Bold"><text:s text:c="2"/>/// Store a per-target variable.</text:p>
      <text:p text:style-name="Code_20_Bold"><text:s text:c="2"/>void store_variable(std::string const&amp; name,</text:p>
      <text:p text:style-name="Code_20_Bold"><text:s text:c="22"/>std::string const&amp; value)</text:p>
      <text:p text:style-name="Code_20_Bold"><text:s text:c="2"/>{</text:p>
      <text:p text:style-name="Code_20_Bold"><text:s text:c="4"/>if (variables_ == 0)</text:p>
      <text:p text:style-name="Code_20_Bold"><text:s text:c="6"/>variables_ = new variable_map;</text:p>
      <text:p text:style-name="Code_20_Bold"><text:s text:c="4"/>(*variables_)[name] = value;</text:p>
      <text:p text:style-name="Code_20_Bold"><text:s text:c="2"/>}</text:p>
      <text:p text:style-name="Code">private:</text:p>
      <text:p text:style-name="Code"><text:s text:c="2"/>std::string name_;</text:p>
      <text:p text:style-name="Code"><text:s text:c="2"/>std::time_t mod_time_;</text:p>
      <text:p text:style-name="Code_20_Bold"><text:s text:c="2"/>variable_map* variables_;</text:p>
      <text:p text:style-name="Code">};</text:p>
      <text:p text:style-name="Code"/>
      <text:p text:style-name="P20"><text:soft-page-break/>#endif // ARTIFACT_HPP_</text:p>
      <text:p text:style-name="Body_20_Text_20_Cont"><text:span text:style-name="T3">Note that the new destructor does not need to test whether the </text:span><text:span text:style-name="Code_20_Inline"><text:span text:style-name="T3">variables_</text:span></text:span><text:span text:style-name="T3"> variable is set to anything. The value will be either a null pointer or the address of a map. The </text:span><text:span text:style-name="Code_20_Inline"><text:span text:style-name="T3">delete</text:span></text:span><text:span text:style-name="T3"> expression handles both and does the right thing: nothing for a null pointer or deleting the memory for an address. Thus, the destructor is easy to write and understand.</text:span></text:p>
      <text:p text:style-name="Body_20_Text"><text:span text:style-name="T3">I hid a number of details in the new header, </text:span><text:span text:style-name="Code_20_Inline"><text:span text:style-name="T3">variables.hpp</text:span></text:span><text:span text:style-name="T3">., which I present in Listing </text:span><text:span text:style-name="T3"><text:variable-get text:name="chapter" office:value-type="float" style:data-style-name="N0">57</text:variable-get></text:span><text:span text:style-name="T3">-</text:span><text:span text:style-name="T3"><text:reference-ref text:reference-format="text" text:ref-name="variables_h_code">6</text:reference-ref></text:span><text:span text:style-name="T3">.</text:span></text:p>
      <text:p text:style-name="Code_20_Caption"><text:hidden-text text:condition="ooow:" text:string-value=".hpp" text:is-hidden="true"/><text:span text:style-name="T3">Listing </text:span><text:span text:style-name="T3"><text:variable-get text:name="chapter" office:value-type="float" style:data-style-name="N0">57</text:variable-get></text:span><text:span text:style-name="T3">-</text:span><text:reference-mark-start text:name="variables_h_code"/><text:span text:style-name="T3"><text:sequence text:ref-name="refText5" text:name="Text" text:formula="ooow:Text+1" style:num-format="1">6</text:sequence></text:span><text:reference-mark-end text:name="variables_h_code"/><text:span text:style-name="T3">. The variables.hpp file</text:span></text:p>
      <text:p text:style-name="P12">#ifndef VARIABLES_HPP_</text:p>
      <text:p text:style-name="P5">#define VARIABLES_HPP_</text:p>
      <text:p text:style-name="P5"/>
      <text:p text:style-name="P5">#include &lt;map&gt;</text:p>
      <text:p text:style-name="P5">#include &lt;string&gt;</text:p>
      <text:p text:style-name="P5"/>
      <text:p text:style-name="P5">typedef std::map&lt;std::string, std::string&gt; variable_map;</text:p>
      <text:p text:style-name="P5">extern variable_map global_variables;</text:p>
      <text:p text:style-name="P5"/>
      <text:p text:style-name="P5">/// Expand variables in a string using a local map</text:p>
      <text:p text:style-name="P5">/// and the global map.</text:p>
      <text:p text:style-name="P5">/// @param str The string to expand</text:p>
      <text:p text:style-name="P5">/// @param map The optional, local map; can be null</text:p>
      <text:p text:style-name="P5">/// @return The expanded string</text:p>
      <text:p text:style-name="P5">std::string expand(std::string str,</text:p>
      <text:p text:style-name="P5"><text:s text:c="19"/>variable_map const* local_variables);</text:p>
      <text:p text:style-name="P5"/>
      <text:p text:style-name="P20">#endif // VARIABLES_HPP_</text:p>
      <text:p text:style-name="P7">The implementation of the new <text:span text:style-name="Code_20_Inline">expand</text:span> function is in <text:span text:style-name="T8">variables.cpp</text:span>, shown in Listing <text:variable-get text:name="chapter" office:value-type="float" style:data-style-name="N0">57</text:variable-get>-<text:reference-ref text:reference-format="text" text:ref-name="variables_cpp_code">7</text:reference-ref>.</text:p>
      <text:p text:style-name="Code_20_Caption"><text:hidden-text text:condition="ooow:" text:string-value=".func" text:is-hidden="true"/><text:span text:style-name="T3">Listing </text:span><text:span text:style-name="T3"><text:variable-get text:name="chapter" office:value-type="float" style:data-style-name="N0">57</text:variable-get></text:span><text:span text:style-name="T3">-</text:span><text:reference-mark-start text:name="variables_cpp_code"/><text:span text:style-name="T3"><text:sequence text:ref-name="refText6" text:name="Text" text:formula="ooow:Text+1" style:num-format="1">7</text:sequence></text:span><text:reference-mark-end text:name="variables_cpp_code"/><text:span text:style-name="T3">. The </text:span><text:span text:style-name="T5">variables.cpp</text:span><text:span text:style-name="T3"> file implements the expand function</text:span></text:p>
      <text:p text:style-name="P12">#include "variables.hpp"</text:p>
      <text:p text:style-name="P5"/>
      <text:p text:style-name="P17">variable_map global_variables;</text:p>
      <text:p text:style-name="P17"/>
      <text:p text:style-name="Code_20_Bold">// Get a variable’s value. Try the local variables first; if not found</text:p>
      <text:p text:style-name="Code_20_Bold">// try the global variables. If still not found, define the name with</text:p>
      <text:p text:style-name="Code_20_Bold">// an empty string and return an empty string. Subsequent lookups of</text:p>
      <text:p text:style-name="Code_20_Bold">// the same name will find the empty string. Exercise for reader:</text:p>
      <text:p text:style-name="Code_20_Bold">// print a message the first time the undefined variable’s name</text:p>
      <text:p text:style-name="Code_20_Bold">// is used.</text:p>
      <text:p text:style-name="Code_20_Bold">std::string get_value(std::string const&amp; name,</text:p>
      <text:p text:style-name="Code_20_Bold"><text:s text:c="22"/>variable_map const* local_variables)</text:p>
      <text:p text:style-name="Code_20_Bold">{</text:p>
      <text:p text:style-name="Code_20_Bold"><text:s text:c="3"/>if (local_variables != 0)</text:p>
      <text:p text:style-name="Code_20_Bold"><text:s text:c="3"/>{</text:p>
      <text:p text:style-name="Code_20_Bold"><text:span text:style-name="T3"><text:s text:c="3"/></text:span><text:s text:c="3"/>variable_map::const_iterator iter(<text:span text:style-name="T7">local_variables-&gt;find(name));</text:span></text:p>
      <text:p text:style-name="Code_20_Bold"><text:s text:c="6"/>if (iter != local_variables-&gt;end())</text:p>
      <text:p text:style-name="Code_20_Bold"><text:s text:c="9"/>return iter-&gt;second;</text:p>
      <text:p text:style-name="Code_20_Bold"><text:s text:c="3"/>}</text:p>
      <text:p text:style-name="Code_20_Bold"><text:s text:c="3"/>return global_variables[name];</text:p>
      <text:p text:style-name="Code_20_Bold"><text:soft-page-break/>}</text:p>
      <text:p text:style-name="Code"/>
      <text:p text:style-name="Code_20_Bold">std::string expand(std::string str,</text:p>
      <text:p text:style-name="Code_20_Bold"><text:s text:c="19"/>variable_map const* local_variables)</text:p>
      <text:p text:style-name="P5">{</text:p>
      <text:p text:style-name="P5"><text:s text:c="3"/>std::string::size_type start(0); // start searching here</text:p>
      <text:p text:style-name="P5"><text:s text:c="3"/>while (true)</text:p>
      <text:p text:style-name="P5"><text:s text:c="3"/>{</text:p>
      <text:p text:style-name="P5"><text:s text:c="6"/>// Find a dollar sign.</text:p>
      <text:p text:style-name="P5"><text:s text:c="6"/>std::string::size_type pos(str.find('$', start));</text:p>
      <text:p text:style-name="P5"><text:s text:c="6"/>if (pos == std::string::npos)</text:p>
      <text:p text:style-name="P5"><text:s text:c="9"/>// No more dollar signs.</text:p>
      <text:p text:style-name="P5"><text:s text:c="9"/>return str;</text:p>
      <text:p text:style-name="P5"><text:s text:c="6"/>if (pos == str.size() - 1 or str[pos + 1] != '(')</text:p>
      <text:p text:style-name="P5"><text:s text:c="9"/>// Not a variable reference.</text:p>
      <text:p text:style-name="P5"><text:s text:c="9"/>// Skip the dollar sign, and keep searching.</text:p>
      <text:p text:style-name="P5"><text:s text:c="9"/>start = pos + 1;</text:p>
      <text:p text:style-name="P5"><text:s text:c="6"/>else</text:p>
      <text:p text:style-name="P5"><text:s text:c="6"/>{</text:p>
      <text:p text:style-name="P5"><text:s text:c="9"/>std::string::size_type end(str.find(')', pos));</text:p>
      <text:p text:style-name="P5"><text:s text:c="9"/>if (end == std::string::npos)</text:p>
      <text:p text:style-name="P5"><text:s text:c="12"/>// No closing parenthesis.</text:p>
      <text:p text:style-name="P5"><text:s text:c="12"/>return str;<text:line-break/></text:p>
      <text:p text:style-name="P5"><text:s text:c="9"/>// Get the variable name.</text:p>
      <text:p text:style-name="P5"><text:s text:c="9"/>std::string varname(str.substr(pos + 2, end - pos - 2));</text:p>
      <text:p text:style-name="P5"><text:s text:c="9"/>// Replace the entire variable reference.</text:p>
      <text:p text:style-name="Code_20_Bold"><text:s text:c="9"/>std::string value(get_value(varname, local_variables));</text:p>
      <text:p text:style-name="Code_20_Bold"><text:s text:c="9"/>str.replace(pos, end - pos + 1, value);</text:p>
      <text:p text:style-name="Code_20_Bold"><text:s text:c="9"/>// Scan the replacement text for more variables.</text:p>
      <text:p text:style-name="P5"><text:s text:c="9"/>start = pos;</text:p>
      <text:p text:style-name="P5"><text:s text:c="6"/>}</text:p>
      <text:p text:style-name="P5"><text:s text:c="3"/>}</text:p>
      <text:p text:style-name="P20">}</text:p>
      <text:p text:style-name="Body_20_Text_20_Cont"><text:span text:style-name="T3">The only task remaining is to update the parser. </text:span><text:span text:style-name="T7">Modify the </text:span><text:span text:style-name="Code_20_Inline"><text:span text:style-name="T7">parse_graph</text:span></text:span><text:span text:style-name="T7"> function to parse target-specific variables.</text:span><text:span text:style-name="T3"> Compare your solution with mine in Listing </text:span><text:span text:style-name="T3"><text:variable-get text:name="chapter" office:value-type="float" style:data-style-name="N0">57</text:variable-get></text:span><text:span text:style-name="T3">-</text:span><text:span text:style-name="T3"><text:reference-ref text:reference-format="text" text:ref-name="main_w_per_target_variables_code">8</text:reference-ref></text:span><text:span text:style-name="T3">.</text:span></text:p>
      <text:p text:style-name="Code_20_Caption"><text:span text:style-name="T3">Listing </text:span><text:span text:style-name="T3"><text:variable-get text:name="chapter" office:value-type="float" style:data-style-name="N0">57</text:variable-get></text:span><text:span text:style-name="T3">-</text:span><text:reference-mark-start text:name="main_w_per_target_variables_code"/><text:span text:style-name="T3"><text:sequence text:ref-name="refText7" text:name="Text" text:formula="ooow:Text+1" style:num-format="1">8</text:sequence></text:span><text:reference-mark-end text:name="main_w_per_target_variables_code"/><text:span text:style-name="T3">. Adding per-target variables to </text:span><text:span text:style-name="Code_20_Inline"><text:span text:style-name="T3">parse_graph</text:span></text:span></text:p>
      <text:p text:style-name="Code_20_First">void parse_graph(std::istream&amp; in, dependency_graph&amp; graph)</text:p>
      <text:p text:style-name="Code">{</text:p>
      <text:p text:style-name="Code"><text:s text:c="2"/>std::string line;</text:p>
      <text:p text:style-name="Code"><text:s text:c="2"/>while (std::getline(std::cin, line))</text:p>
      <text:p text:style-name="Code"><text:s text:c="2"/>{</text:p>
      <text:p text:style-name="Code"><text:s text:c="4"/>std::string target_name, dependency_name;</text:p>
      <text:p text:style-name="Code"><text:s text:c="4"/>std::istringstream stream(line);</text:p>
      <text:p text:style-name="Code"><text:s text:c="4"/>if (stream &gt;&gt; target_name &gt;&gt; dependency_name)</text:p>
      <text:p text:style-name="Code"><text:s text:c="4"/>{</text:p>
      <text:p text:style-name="Code_20_Bold"><text:s text:c="6"/>artifact* target(lookup_artifact(expand(target_name, 0)));</text:p>
      <text:p text:style-name="Code_20_Bold"><text:s text:c="6"/>std::string::size_type equal(dependency_name.find('='));</text:p>
      <text:p text:style-name="Code_20_Bold"><text:s text:c="6"/>if (equal == std::string::npos)</text:p>
      <text:p text:style-name="Code_20_Bold"><text:s text:c="6"/>{</text:p>
      <text:p text:style-name="Code_20_Bold"><text:s text:c="8"/>// It’s a dependency specification</text:p>
      <text:p text:style-name="Code_20_Bold"><text:soft-page-break/><text:s text:c="8"/>artifact*</text:p>
      <text:p text:style-name="Code_20_Bold"><text:s text:c="9"/>dependency(lookup_artifact(target-&gt;expand(dependency_name)));</text:p>
      <text:p text:style-name="Code"><text:s text:c="8"/>graph.store_dependency(target, dependency);</text:p>
      <text:p text:style-name="Code_20_Bold"><text:s text:c="6"/>}</text:p>
      <text:p text:style-name="Code_20_Bold"><text:s text:c="6"/>else<text:line-break/> <text:s text:c="7"/>// It’s a target-specific variable</text:p>
      <text:p text:style-name="Code_20_Bold"><text:s text:c="8"/>target-&gt;store_variable(dependency_name.substr(0, equal-1),</text:p>
      <text:p text:style-name="Code_20_Bold"><text:s text:c="31"/>dependency_name.substr(equal+1));</text:p>
      <text:p text:style-name="Code"><text:s text:c="4"/>}</text:p>
      <text:p text:style-name="Code"><text:s text:c="4"/>else if (not target_name.empty())</text:p>
      <text:p text:style-name="Code"><text:s text:c="4"/>{</text:p>
      <text:p text:style-name="Code"><text:s text:c="6"/>std::string::size_type equal(target_name.find('='));</text:p>
      <text:p text:style-name="Code"><text:s text:c="6"/>if (equal == std::string::npos)</text:p>
      <text:p text:style-name="Code"><text:s text:c="8"/>// Input line has a target with no dependency,</text:p>
      <text:p text:style-name="Code"><text:s text:c="8"/>// so report an error.</text:p>
      <text:p text:style-name="Code"><text:s text:c="8"/>std::cerr &lt;&lt; "malformed input: target, " &lt;&lt; target_name &lt;&lt;</text:p>
      <text:p text:style-name="Code"><text:s text:c="21"/>", must be followed by a dependency name\n";</text:p>
      <text:p text:style-name="Code"><text:s text:c="6"/>else</text:p>
      <text:p text:style-name="Code"><text:s text:c="8"/>global_variables[target_name.substr(0, equal)] =</text:p>
      <text:p text:style-name="Code"><text:s text:c="42"/>target_name.substr(equal+1);</text:p>
      <text:p text:style-name="Code"><text:s text:c="4"/>}</text:p>
      <text:p text:style-name="Code"><text:s text:c="4"/>// else ignore blank lines</text:p>
      <text:p text:style-name="Code"><text:s text:c="2"/>}</text:p>
      <text:p text:style-name="Code">}</text:p>
      <text:p text:style-name="Code_20_Last"/>
      <text:p text:style-name="P6">Special Member Functions</text:p>
      <text:p text:style-name="Body_20_Text_20_First"><text:span text:style-name="T3">The program seems to work, but it still needs work. As written, the program triggers undefined behavior in the </text:span><text:span text:style-name="Code_20_Inline"><text:span text:style-name="T3">artifact</text:span></text:span><text:span text:style-name="T3"> class. To understand what’s going on, consider the program in Listing </text:span><text:span text:style-name="T3"><text:variable-get text:name="chapter" office:value-type="float" style:data-style-name="N0">57</text:variable-get></text:span><text:span text:style-name="T3">-</text:span><text:span text:style-name="T3"><text:reference-ref text:reference-format="text" text:ref-name="wrapper_code">9</text:reference-ref></text:span><text:span text:style-name="T3">.</text:span></text:p>
      <text:p text:style-name="Code_20_Caption"><text:span text:style-name="T3">Listing </text:span><text:span text:style-name="T3"><text:variable-get text:name="chapter" office:value-type="float" style:data-style-name="N0">57</text:variable-get></text:span><text:span text:style-name="T3">-</text:span><text:reference-mark-start text:name="wrapper_code"/><text:span text:style-name="T3"><text:sequence text:ref-name="refText8" text:name="Text" text:formula="ooow:Text+1" style:num-format="1">9</text:sequence></text:span><text:reference-mark-end text:name="wrapper_code"/><text:span text:style-name="T3">. Simple wrapper for dynamic memory</text:span></text:p>
      <text:p text:style-name="P12">#include &lt;iostream&gt;</text:p>
      <text:p text:style-name="P5">#include &lt;ostream&gt;</text:p>
      <text:p text:style-name="P5"/>
      <text:p text:style-name="P5">class wrapper</text:p>
      <text:p text:style-name="P5">{</text:p>
      <text:p text:style-name="P5">public:</text:p>
      <text:p text:style-name="P5"><text:s text:c="3"/>wrapper(int x) : p_(new int(x)) {}</text:p>
      <text:p text:style-name="P5"><text:s text:c="3"/>~wrapper() <text:s text:c="21"/>{ delete p_; }</text:p>
      <text:p text:style-name="P5"><text:s text:c="3"/>int value() const <text:s text:c="14"/>{ return *p_; }</text:p>
      <text:p text:style-name="P5">private:</text:p>
      <text:p text:style-name="P5"><text:s text:c="3"/>int* p_;</text:p>
      <text:p text:style-name="P5">};</text:p>
      <text:p text:style-name="P5"/>
      <text:p text:style-name="P5">void print(wrapper w)</text:p>
      <text:p text:style-name="P5">{</text:p>
      <text:p text:style-name="P5"><text:s text:c="3"/>std::cout &lt;&lt; w.value() &lt;&lt; '\n';</text:p>
      <text:p text:style-name="P5">}</text:p>
      <text:p text:style-name="P5"/>
      <text:p text:style-name="P5">wrapper increment(wrapper w)</text:p>
      <text:p text:style-name="P5"><text:soft-page-break/>{</text:p>
      <text:p text:style-name="P5"><text:s text:c="3"/>return wrapper(w.value() + 1);</text:p>
      <text:p text:style-name="P5">}</text:p>
      <text:p text:style-name="P5"/>
      <text:p text:style-name="P5">int main()</text:p>
      <text:p text:style-name="P5">{</text:p>
      <text:p text:style-name="P5"><text:s text:c="2"/>wrapper w(42);</text:p>
      <text:p text:style-name="P5"><text:s text:c="2"/>print(increment(w));</text:p>
      <text:p text:style-name="P20">}</text:p>
      <text:p text:style-name="P8">Predict the output from this program.</text:p>
      <text:p text:style-name="P1">~LLL</text:p>
      <text:p text:style-name="Body_20_Text"><text:span text:style-name="T3">The behavior is undefined, so I cannot predict exactly how it will work on your system. Most likely, the program will fail with some kind of memory violation. It is possible that the program will run without any observable sign of failure. It’s also possible that it will print a seemingly random value instead of </text:span><text:span text:style-name="Code_20_Inline"><text:span text:style-name="T3">43</text:span></text:span><text:span text:style-name="T3">.</text:span></text:p>
      <text:p text:style-name="P2">So what’s going on?</text:p>
      <text:p text:style-name="Body_20_Text"><text:span text:style-name="T3">The construct allocates an </text:span><text:span text:style-name="Code_20_Inline"><text:span text:style-name="T3">int</text:span></text:span><text:span text:style-name="T3">. The destructor deletes an </text:span><text:span text:style-name="Code_20_Inline"><text:span text:style-name="T3">int</text:span></text:span><text:span text:style-name="T3">. It all seems correct.</text:span></text:p>
      <text:p text:style-name="P2">The problem is the copy constructor.</text:p>
      <text:p text:style-name="P2">“What copy constructor?” you ask.</text:p>
      <text:p text:style-name="P2">“The copy constructor that the compiler creates for you,” I answer.</text:p>
      <text:p text:style-name="P2">“Oh, that copy constructor,” you reply comprehendingly.</text:p>
      <text:p text:style-name="Body_20_Text"><text:span text:style-name="T3">The compiler implicitly writes a copy constructor, assignment operator, and destructor for you, performing member-wise copying, assignment, and destruction. In this case, the copy constructor dutifully copies the </text:span><text:span text:style-name="Code_20_Inline"><text:span text:style-name="T3">p_</text:span></text:span><text:span text:style-name="T3"> data member. Thus, the original and the copy both </text:span><text:span text:style-name="T3">contain identical pointers. The first one to be destroyed deletes the memory, leaving the other with a dangling pointer—an invalid pointer. When that other object is destroyed, it tried to delete </text:span><text:span text:style-name="Code_20_Inline"><text:span text:style-name="T3">p_</text:span></text:span><text:span text:style-name="T3"> again, but it had already been deleted. Deleting the same address more than once is undefined behavior (unless the a </text:span><text:span text:style-name="Code_20_Inline"><text:span text:style-name="T3">new</text:span></text:span><text:span text:style-name="T3"> expression has subsequently returned that same address).</text:span></text:p>
      <text:p text:style-name="P2">One solution to this kind of problem is to disallow copying. You can easily do this by <text:change text:change-id="ct145500648"/><text:change-start text:change-id="ct146917048"/>declar<text:change-end text:change-id="ct146917048"/>ing<office:annotation><dc:creator>FWG</dc:creator><dc:date>2008-01-14T00:00:00</dc:date><text:p>I think you should use 'declaring' rather than 'writing'</text:p></office:annotation> an explicit copy constructor and assignment operator as private members. Declare the functions, but don’t define them. Because the members are private, no user of the class can copy or assign instances of the class. Because the members are not defined, even if you inadvertently copy or assign instances of the class, the linker will report the missing function definitions:</text:p>
      <text:p text:style-name="P12">class nocopy {</text:p>
      <text:p text:style-name="P5">public:</text:p>
      <text:p text:style-name="P5"><text:s text:c="3"/>nocopy(int x) : p_(new int(x)) {}</text:p>
      <text:p text:style-name="P5"><text:s text:c="3"/>~nocopy() <text:s text:c="21"/>{ delete p_; }</text:p>
      <text:p text:style-name="P5">private:</text:p>
      <text:p text:style-name="P5"><text:s text:c="3"/>nocopy(nocopy const&amp;); <text:s text:c="9"/>// do not implement</text:p>
      <text:p text:style-name="P5"><text:s text:c="3"/>void operator=(nocopy const&amp;); <text:s/>// do not implement</text:p>
      <text:p text:style-name="P5"><text:s text:c="3"/>int* p_;</text:p>
      <text:p text:style-name="P20">};</text:p>
      <text:p text:style-name="Body_20_Text_20_Cont"><text:span text:style-name="T3">On the other hand, this means you can’t copy or assign the objects, which is kind of limiting. Another solution is to make a </text:span><text:span text:style-name="T9">deep copy</text:span><text:span text:style-name="T5">, that is allocate and copy the dynamic memory. Listing </text:span><text:span text:style-name="T5"><text:variable-get text:name="chapter" office:value-type="float" style:data-style-name="N0">57</text:variable-get></text:span><text:span text:style-name="T5">-</text:span><text:span text:style-name="T5"><text:reference-ref text:reference-format="text" text:ref-name="deep_copy_code">10</text:reference-ref></text:span><text:span text:style-name="T5"> shows this solution applied to Listing </text:span><text:span text:style-name="T5"><text:variable-get text:name="chapter" office:value-type="float" style:data-style-name="N0">57</text:variable-get></text:span><text:span text:style-name="T5">-</text:span><text:span text:style-name="T5"><text:reference-ref text:reference-format="text" text:ref-name="wrapper_code">9</text:reference-ref></text:span><text:span text:style-name="T5">.</text:span></text:p>
      <text:p text:style-name="P13"><text:soft-page-break/><text:span text:style-name="T3">Listing </text:span><text:span text:style-name="T3"><text:variable-get text:name="chapter" office:value-type="float" style:data-style-name="N0">57</text:variable-get></text:span><text:span text:style-name="T3">-</text:span><text:reference-mark-start text:name="deep_copy_code"/><text:span text:style-name="T3"><text:sequence text:ref-name="refText9" text:name="Text" text:formula="ooow:Text+1" style:num-format="1">10</text:sequence></text:span><text:reference-mark-end text:name="deep_copy_code"/><text:span text:style-name="T3">. Making a deep copy</text:span></text:p>
      <text:p text:style-name="P12">#include &lt;iostream&gt;</text:p>
      <text:p text:style-name="P5">#include &lt;ostream&gt;</text:p>
      <text:p text:style-name="P5"/>
      <text:p text:style-name="P5">class wrapper</text:p>
      <text:p text:style-name="P5">{</text:p>
      <text:p text:style-name="P5">public:</text:p>
      <text:p text:style-name="P5"><text:s text:c="3"/>wrapper(int x) <text:s text:c="11"/>: p_(new int(x)) <text:s text:c="8"/>{}</text:p>
      <text:p text:style-name="P5"><text:s text:c="3"/>wrapper(wrapper const&amp; w) : p_(new int(w.value())) {}</text:p>
      <text:p text:style-name="P5"><text:s text:c="3"/>~wrapper() <text:s text:c="40"/>{ delete p_; }</text:p>
      <text:p text:style-name="P5"><text:s text:c="3"/>wrapper&amp; operator=(wrapper w)</text:p>
      <text:p text:style-name="P5"><text:s text:c="3"/>{</text:p>
      <text:p text:style-name="P5"><text:s text:c="6"/>swap(w);</text:p>
      <text:p text:style-name="P5"><text:s text:c="6"/>return *this;</text:p>
      <text:p text:style-name="P5"><text:s text:c="3"/>}</text:p>
      <text:p text:style-name="P5"><text:s text:c="3"/>void swap(wrapper&amp; w)</text:p>
      <text:p text:style-name="P5"><text:s text:c="3"/>{</text:p>
      <text:p text:style-name="P5"><text:s text:c="6"/>int* tmp(w.p_);</text:p>
      <text:p text:style-name="P5"><text:s text:c="6"/>w.p_ = p_;</text:p>
      <text:p text:style-name="P5"><text:s text:c="6"/>p_ = tmp;</text:p>
      <text:p text:style-name="P5"><text:s text:c="3"/>}</text:p>
      <text:p text:style-name="P5"><text:s text:c="3"/>int value() const <text:s text:c="33"/>{ return *p_; }</text:p>
      <text:p text:style-name="P5">private:</text:p>
      <text:p text:style-name="P5"><text:s text:c="3"/>int* p_;</text:p>
      <text:p text:style-name="P5">};</text:p>
      <text:p text:style-name="P5"/>
      <text:p text:style-name="P5">void print(wrapper w)</text:p>
      <text:p text:style-name="P5">{</text:p>
      <text:p text:style-name="P5"><text:s text:c="3"/>std::cout &lt;&lt; w.value() &lt;&lt; '\n';</text:p>
      <text:p text:style-name="P5">}</text:p>
      <text:p text:style-name="P5"/>
      <text:p text:style-name="P5">wrapper increment(wrapper w)</text:p>
      <text:p text:style-name="P5">{</text:p>
      <text:p text:style-name="P5"><text:s text:c="3"/>return wrapper(w.value() + 1);</text:p>
      <text:p text:style-name="P5">}</text:p>
      <text:p text:style-name="P5"/>
      <text:p text:style-name="P5">int main()</text:p>
      <text:p text:style-name="P5">{</text:p>
      <text:p text:style-name="P5"><text:s text:c="2"/>wrapper w(42);</text:p>
      <text:p text:style-name="P5"><text:s text:c="2"/>print(increment(w));</text:p>
      <text:p text:style-name="P20">}</text:p>
      <text:p text:style-name="P9"><text:span text:style-name="T3">The implementation of the assignment operator is interesting, isn’t it? You have a choice of many ways to implement this operator. The swap idiom has the advantage of simplicity. The standard library defines fast </text:span><text:span text:style-name="Code_20_Inline"><text:span text:style-name="T3">swap</text:span></text:span><text:span text:style-name="T3"> functions for the standard contain</text:span><text:change-start text:change-id="ct154644888"/><text:span text:style-name="T3">er</text:span><text:change-end text:change-id="ct154644888"/><text:span text:style-name="T3">s</text:span><text:change-start text:change-id="ct146218120"/><text:span text:style-name="T3"><office:annotation><dc:creator>RL</dc:creator><dc:date>2008-09-12T00:00:00</dc:date><text:p>Is this right?</text:p><text:p/><text:p>Strictly speaking, no. The standard says the containers "should" have constant complexity, not the stronger "shall".</text:p><text:p>An implementation is free to choose a slower method. Except for std::array, however,</text:p><text:p>there is no reason for a library to do so, and I've never heard of a library implementation of swap() that is slow.</text:p><text:p>(However, size() is another matter...)</text:p></office:annotation></text:span><text:change-end text:change-id="ct146218120"/><text:span text:style-name="T3">, and many other classes also implement a lightweight, fast, </text:span><text:span text:style-name="Code_20_Inline"><text:span text:style-name="T3">swap</text:span></text:span><text:span text:style-name="T3"> function. Typically, these swap functions work similar to </text:span><text:span text:style-name="Code_20_Inline"><text:span text:style-name="T3">wrapper::swap</text:span></text:span><text:span text:style-name="T3">, that is, copying a few pointers. The trick of the assignment operator is that it takes its argument by value, not by reference. The compiler uses the copy constructor to make a copy of the source of the assignment; the </text:span><text:span text:style-name="Code_20_Inline"><text:span text:style-name="T3">swap</text:span></text:span><text:span text:style-name="T3"> function then swaps the current </text:span><text:span text:style-name="Code_20_Inline"><text:span text:style-name="T3">p_</text:span></text:span><text:span text:style-name="T3"> value with the copy. The copy will be freed after the assignment operator returns, thereby cleaning up the original pointer, leaving the object with a deep copy of the assignment source, which is exactly what you want to have happen.</text:span></text:p>
      <text:p text:style-name="P2"><text:soft-page-break/>Whenever a class allocates dynamic memory, you need to consider all the special member functions: copy constructor, assignment operator, and destructor. If you find yourself implementing one of them, in this case, the destructor, most likely you need to implement all three, or at least, deal with all three.</text:p>
      <text:p text:style-name="P2">That’s an important guideline, so let me repeat it: if you write any one of the three special member functions—copy constructor, copy assignment operator, or destructor—you must take a look at the others, and most likely implement them, too.</text:p>
      <text:p text:style-name="P2">As you can see, dynamic memory involves a number of complications. The next exploration takes a look at more complications, namely, exceptions. Exceptions can greatly complicate proper handling of dynamic memory, so pay close attention.</text:p>
      <text:p text:style-name="P3"><text:change text:change-id="ct154483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7 - Dynamic Memory</dc:title>
    <dc:subject>Exploring C++</dc:subject>
    <meta:initial-creator>Ray Lischner</meta:initial-creator>
    <meta:creation-date>2006-03-30T10:01:31</meta:creation-date>
    <dc:creator>Ray Lischner</dc:creator>
    <dc:date>2008-09-21T12:32:04</dc:date>
    <meta:editing-cycles>205</meta:editing-cycles>
    <meta:editing-duration>P2DT3H37M36S</meta:editing-duration>
    <meta:user-defined meta:name="codex-configfile">apress-cpp-dox.xml</meta:user-defined>
    <meta:user-defined meta:name="codex-chapter-number">57</meta:user-defined>
    <meta:user-defined meta:name="Info 4"/>
    <meta:user-defined meta:name="codex-doxygen"/>
    <meta:document-statistic meta:table-count="0" meta:image-count="0" meta:object-count="0" meta:page-count="15" meta:paragraph-count="492" meta:word-count="4557" meta:character-count="29398"/>
  </office:meta>
</office:document-meta>
</file>